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8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, 1989, 'A', 1473);">
            <text:p>insert into qualifying_group_stage (id, tournament, group_code, squad) values (1, 1989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qualifying_group_stage (id, tournament, group_code, squad) values (&quot; &amp; [.A3] &amp; &quot;, &quot; &amp; [.B3] &amp; &quot;, '&quot; &amp; [.C3] &amp; &quot;', &quot; &amp; [.D3] &amp;  &quot;);&quot;" office:value-type="string" office:string-value="insert into qualifying_group_stage (id, tournament, group_code, squad) values (2, 1989, 'A', 1868);">
            <text:p>insert into qualifying_group_stage (id, tournament, group_code, squad) values (2, 1989, 'A', 1868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qualifying_group_stage (id, tournament, group_code, squad) values (&quot; &amp; [.A4] &amp; &quot;, &quot; &amp; [.B4] &amp; &quot;, '&quot; &amp; [.C4] &amp; &quot;', &quot; &amp; [.D4] &amp;  &quot;);&quot;" office:value-type="string" office:string-value="insert into qualifying_group_stage (id, tournament, group_code, squad) values (3, 1989, 'A', 1869);">
            <text:p>insert into qualifying_group_stage (id, tournament, group_code, squad) values (3, 1989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qualifying_group_stage (id, tournament, group_code, squad) values (&quot; &amp; [.A5] &amp; &quot;, &quot; &amp; [.B5] &amp; &quot;, '&quot; &amp; [.C5] &amp; &quot;', &quot; &amp; [.D5] &amp;  &quot;);&quot;" office:value-type="string" office:string-value="insert into qualifying_group_stage (id, tournament, group_code, squad) values (4, 1989, 'A', 594);">
            <text:p>insert into qualifying_group_stage (id, tournament, group_code, squad) values (4, 1989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97">
            <text:p>297</text:p>
          </table:table-cell>
          <table:table-cell table:number-columns-repeated="2"/>
          <table:table-cell table:formula="of:=&quot;insert into qualifying_group_stage (id, tournament, group_code, squad) values (&quot; &amp; [.A6] &amp; &quot;, &quot; &amp; [.B6] &amp; &quot;, '&quot; &amp; [.C6] &amp; &quot;', &quot; &amp; [.D6] &amp;  &quot;);&quot;" office:value-type="string" office:string-value="insert into qualifying_group_stage (id, tournament, group_code, squad) values (5, 1989, 'A', 297);">
            <text:p>insert into qualifying_group_stage (id, tournament, group_code, squad) values (5, 1989, 'A', 29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qualifying_group_stage (id, tournament, group_code, squad) values (&quot; &amp; [.A7] &amp; &quot;, &quot; &amp; [.B7] &amp; &quot;, '&quot; &amp; [.C7] &amp; &quot;', &quot; &amp; [.D7] &amp;  &quot;);&quot;" office:value-type="string" office:string-value="insert into qualifying_group_stage (id, tournament, group_code, squad) values (6, 1989, 'B', 1784);">
            <text:p>insert into qualifying_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qualifying_group_stage (id, tournament, group_code, squad) values (&quot; &amp; [.A8] &amp; &quot;, &quot; &amp; [.B8] &amp; &quot;, '&quot; &amp; [.C8] &amp; &quot;', &quot; &amp; [.D8] &amp;  &quot;);&quot;" office:value-type="string" office:string-value="insert into qualifying_group_stage (id, tournament, group_code, squad) values (7, 1989, 'B', 599);">
            <text:p>insert into qualifying_group_stage (id, tournament, group_code, squad) values (7, 1989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qualifying_group_stage (id, tournament, group_code, squad) values (&quot; &amp; [.A9] &amp; &quot;, &quot; &amp; [.B9] &amp; &quot;, '&quot; &amp; [.C9] &amp; &quot;', &quot; &amp; [.D9] &amp;  &quot;);&quot;" office:value-type="string" office:string-value="insert into qualifying_group_stage (id, tournament, group_code, squad) values (8, 1989, 'B', 596);">
            <text:p>insert into qualifying_group_stage (id, tournament, group_code, squad) values (8, 1989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84">
            <text:p>1284</text:p>
          </table:table-cell>
          <table:table-cell table:number-columns-repeated="2"/>
          <table:table-cell table:formula="of:=&quot;insert into qualifying_group_stage (id, tournament, group_code, squad) values (&quot; &amp; [.A10] &amp; &quot;, &quot; &amp; [.B10] &amp; &quot;, '&quot; &amp; [.C10] &amp; &quot;', &quot; &amp; [.D10] &amp;  &quot;);&quot;" office:value-type="string" office:string-value="insert into qualifying_group_stage (id, tournament, group_code, squad) values (9, 1989, 'B', 1284);">
            <text:p>insert into qualifying_group_stage (id, tournament, group_code, squad) values (9, 1989, 'B', 1284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qualifying_group_stage (id, tournament, group_code, squad) values (&quot; &amp; [.A11] &amp; &quot;, &quot; &amp; [.B11] &amp; &quot;, '&quot; &amp; [.C11] &amp; &quot;', &quot; &amp; [.D11] &amp;  &quot;);&quot;" office:value-type="string" office:string-value="insert into qualifying_group_stage (id, tournament, group_code, squad) values (10, 1989, 'B', 1721);">
            <text:p>insert into qualifying_group_stage (id, tournament, group_code, squad) values (10, 1989, 'B', 1721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qualifying_group_stage (id, tournament, group_code, squad) values (&quot; &amp; [.A12] &amp; &quot;, &quot; &amp; [.B12] &amp; &quot;, '&quot; &amp; [.C12] &amp; &quot;', &quot; &amp; [.D12] &amp;  &quot;);&quot;" office:value-type="string" office:string-value="insert into qualifying_group_stage (id, tournament, group_code, squad) values (11, 1989, 'C', 590);">
            <text:p>insert into qualifying_group_stage (id, tournament, group_code, squad) values (11, 1989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12, 1989, 'C', 1268);">
            <text:p>insert into qualifying_group_stage (id, tournament, group_code, squad) values (12, 1989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qualifying_group_stage (id, tournament, group_code, squad) values (&quot; &amp; [.A14] &amp; &quot;, &quot; &amp; [.B14] &amp; &quot;, '&quot; &amp; [.C14] &amp; &quot;', &quot; &amp; [.D14] &amp;  &quot;);&quot;" office:value-type="string" office:string-value="insert into qualifying_group_stage (id, tournament, group_code, squad) values (13, 1989, 'C', 1758);">
            <text:p>insert into qualifying_group_stage (id, tournament, group_code, squad) values (13, 1989, 'C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qualifying_group_stage (id, tournament, group_code, squad) values (&quot; &amp; [.A15] &amp; &quot;, &quot; &amp; [.B15] &amp; &quot;, '&quot; &amp; [.C15] &amp; &quot;', &quot; &amp; [.D15] &amp;  &quot;);&quot;" office:value-type="string" office:string-value="insert into qualifying_group_stage (id, tournament, group_code, squad) values (14, 1989, 'C', 1876);">
            <text:p>insert into qualifying_group_stage (id, tournament, group_code, squad) values (14, 1989, 'C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qualifying_group_stage (id, tournament, group_code, squad) values (&quot; &amp; [.A16] &amp; &quot;, &quot; &amp; [.B16] &amp; &quot;, '&quot; &amp; [.C16] &amp; &quot;', &quot; &amp; [.D16] &amp;  &quot;);&quot;" office:value-type="string" office:string-value="insert into qualifying_group_stage (id, tournament, group_code, squad) values (15, 1989, 'C', 1767);">
            <text:p>insert into qualifying_group_stage (id, tournament, group_code, squad) values (15, 1989, 'C', 1767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office:value-type="float" office:value="1">
            <text:p>1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, '1989-04-23', 1, 1868);">
            <text:p>insert into game (matchid, matchdate, game_type, country) values (1, '1989-04-23', 1, 1868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">
            <text:p>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1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, '1989-04-23', 1, 1869);">
            <text:p>insert into game (matchid, matchdate, game_type, country) values (2, '1989-04-23', 1, 186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">
            <text:p>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20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, '1989-05-07', 1, 1473);">
            <text:p>insert into game (matchid, matchdate, game_type, country) values (3, '1989-05-07', 1, 147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">
            <text:p>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2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, '1989-05-10', 1, 594);">
            <text:p>insert into game (matchid, matchdate, game_type, country) values (4, '1989-05-10', 1, 594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">
            <text:p>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2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, '1989-05-21', 1, 297);">
            <text:p>insert into game (matchid, matchdate, game_type, country) values (5, '1989-05-21', 1, 29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6">
            <text:p>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, '1989-05-21', 1, 1869);">
            <text:p>insert into game (matchid, matchdate, game_type, country) values (6, '1989-05-21', 1, 186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">
            <text:p>7</text:p>
          </table:table-cell>
          <table:table-cell table:style-name="ce5" table:formula="of:=&quot;1989-06-06&quot;" office:value-type="string" office:string-value="1989-06-06">
            <text:p>1989-06-06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, '1989-06-06', 1, 1473);">
            <text:p>insert into game (matchid, matchdate, game_type, country) values (7, '1989-06-06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8">
            <text:p>8</text:p>
          </table:table-cell>
          <table:table-cell table:style-name="ce5" table:formula="of:=&quot;1989-06-08&quot;" office:value-type="string" office:string-value="1989-06-08">
            <text:p>1989-06-08</text:p>
          </table:table-cell>
          <table:table-cell table:formula="of:=+[.C2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8, '1989-06-08', 1, 594);">
            <text:p>insert into game (matchid, matchdate, game_type, country) values (8, '1989-06-08', 1, 59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">
            <text:p>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26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, '1989-06-18', 1, 297);">
            <text:p>insert into game (matchid, matchdate, game_type, country) values (9, '1989-06-18', 1, 297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">
            <text:p>10</text:p>
          </table:table-cell>
          <table:table-cell table:style-name="ce5" table:formula="of:=&quot;1989-06-30&quot;" office:value-type="string" office:string-value="1989-06-30">
            <text:p>1989-06-30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, '1989-06-30', 1, 1473);">
            <text:p>insert into game (matchid, matchdate, game_type, country) values (10, '1989-06-30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1">
            <text:p>1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1, '1989-04-23', 1, 1784);">
            <text:p>insert into game (matchid, matchdate, game_type, country) values (11, '1989-04-23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2">
            <text:p>12</text:p>
          </table:table-cell>
          <table:table-cell table:style-name="ce5" table:formula="of:=&quot;1989-04-26&quot;" office:value-type="string" office:string-value="1989-04-26">
            <text:p>1989-04-26</text:p>
          </table:table-cell>
          <table:table-cell table:formula="of:=+[.C29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2, '1989-04-26', 1, 599);">
            <text:p>insert into game (matchid, matchdate, game_type, country) values (12, '1989-04-26', 1, 59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">
            <text:p>1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, '1989-05-07', 1, 1721);">
            <text:p>insert into game (matchid, matchdate, game_type, country) values (13, '1989-05-07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4">
            <text:p>1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31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4, '1989-05-10', 1, 596);">
            <text:p>insert into game (matchid, matchdate, game_type, country) values (14, '1989-05-10', 1, 596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">
            <text:p>1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2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, '1989-05-21', 1, 1784);">
            <text:p>insert into game (matchid, matchdate, game_type, country) values (15, '1989-05-21', 1, 1784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6">
            <text:p>1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6, '1989-05-21', 1, 596);">
            <text:p>insert into game (matchid, matchdate, game_type, country) values (16, '1989-05-21', 1, 596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7">
            <text:p>17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4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, '1989-06-07', 1, 599);">
            <text:p>insert into game (matchid, matchdate, game_type, country) values (17, '1989-06-07', 1, 59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8">
            <text:p>18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5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8, '1989-06-07', 1, 596);">
            <text:p>insert into game (matchid, matchdate, game_type, country) values (18, '1989-06-07', 1, 59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">
            <text:p>1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36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, '1989-06-18', 1, 1721);">
            <text:p>insert into game (matchid, matchdate, game_type, country) values (19, '1989-06-18', 1, 1721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0">
            <text:p>20</text:p>
          </table:table-cell>
          <table:table-cell table:style-name="ce5" table:formula="of:=&quot;1989-06-19&quot;" office:value-type="string" office:string-value="1989-06-19">
            <text:p>1989-06-19</text:p>
          </table:table-cell>
          <table:table-cell table:formula="of:=+[.C3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, '1989-06-19', 1, 1784);">
            <text:p>insert into game (matchid, matchdate, game_type, country) values (20, '1989-06-19', 1, 178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1">
            <text:p>2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8]"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1, '1989-04-23', 1, 1268);">
            <text:p>insert into game (matchid, matchdate, game_type, country) values (21, '1989-04-23', 1, 1268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2">
            <text:p>2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2, '1989-04-23', 1, null);">
            <text:p>insert into game (matchid, matchdate, game_type, country) values (22, '1989-04-23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3">
            <text:p>2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40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, '1989-05-07', 1, 1876);">
            <text:p>insert into game (matchid, matchdate, game_type, country) values (23, '1989-05-07', 1, 1876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4">
            <text:p>24</text:p>
          </table:table-cell>
          <table:table-cell table:style-name="ce5" table:formula="of:=&quot;1989-05-13&quot;" office:value-type="string" office:string-value="1989-05-13">
            <text:p>1989-05-13</text:p>
          </table:table-cell>
          <table:table-cell table:formula="of:=+[.C41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4, '1989-05-13', 1, 1767);">
            <text:p>insert into game (matchid, matchdate, game_type, country) values (24, '1989-05-13', 1, 1767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5">
            <text:p>2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5, '1989-05-21', 1, null);">
            <text:p>insert into game (matchid, matchdate, game_type, country) values (25, '1989-05-21', 1, null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6">
            <text:p>2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6, '1989-05-21', 1, null);">
            <text:p>insert into game (matchid, matchdate, game_type, country) values (26, '1989-05-21', 1, null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7">
            <text:p>27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7, '1989-06-??', 1, null);">
            <text:p>insert into game (matchid, matchdate, game_type, country) values (27, '1989-06-??', 1, null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8">
            <text:p>28</text:p>
          </table:table-cell>
          <table:table-cell table:style-name="ce5" table:formula="of:=&quot;1989-06-04&quot;" office:value-type="string" office:string-value="1989-06-04">
            <text:p>1989-06-04</text:p>
          </table:table-cell>
          <table:table-cell table:formula="of:=+[.C45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8, '1989-06-04', 1, 1767);">
            <text:p>insert into game (matchid, matchdate, game_type, country) values (28, '1989-06-04', 1, 1767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9">
            <text:p>29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9, '1989-06-??', 1, null);">
            <text:p>insert into game (matchid, matchdate, game_type, country) values (29, '1989-06-??', 1, null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30">
            <text:p>30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47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30, '1989-06-18', 1, 1876);">
            <text:p>insert into game (matchid, matchdate, game_type, country) values (30, '1989-06-18', 1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19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, 1, 1868, 11, 2, 2);">
            <text:p>insert into game_score (id, matchid, squad, goals, points, time_type) values (1, 1, 1868, 11, 2, 2);</text:p>
          </table:table-cell>
          <table:table-cell table:number-columns-repeated="1017"/>
        </table:table-row>
        <table:table-row table:style-name="ro1">
          <table:table-cell table:style-name="ce3" table:formula="of:=[.A51]+1" office:value-type="float" office:value="2">
            <text:p>2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, 1, 1868, null, 0, 1);">
            <text:p>insert into game_score (id, matchid, squad, goals, points, time_type) values (2, 1, 1868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">
            <text:p>3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, 1, 297, 0, 0, 2);">
            <text:p>insert into game_score (id, matchid, squad, goals, points, time_type) values (3, 1, 297, 0, 0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">
            <text:p>4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, 1, 297, 0, 0, 1);">
            <text:p>insert into game_score (id, matchid, squad, goals, points, time_type) values (4, 1, 297, 0, 0, 1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5">
            <text:p>5</text:p>
          </table:table-cell>
          <table:table-cell table:style-name="ce4" table:formula="of:=[.B51]+1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, 2, 1869, 1, 2, 2);">
            <text:p>insert into game_score (id, matchid, squad, goals, points, time_type) values (5, 2, 1869, 1, 2, 2);</text:p>
          </table:table-cell>
          <table:table-cell table:number-columns-repeated="1017"/>
        </table:table-row>
        <table:table-row table:style-name="ro4">
          <table:table-cell table:style-name="ce4" table:formula="of:=[.A55]+1" office:value-type="float" office:value="6">
            <text:p>6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, 2, 1869, null, 0, 1);">
            <text:p>insert into game_score (id, matchid, squad, goals, points, time_type) values (6, 2, 1869, null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7">
            <text:p>7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, 2, 594, 0, 0, 2);">
            <text:p>insert into game_score (id, matchid, squad, goals, points, time_type) values (7, 2, 594, 0, 0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">
            <text:p>8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, 2, 594, 0, 0, 1);">
            <text:p>insert into game_score (id, matchid, squad, goals, points, time_type) values (8, 2, 594, 0, 0, 1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9">
            <text:p>9</text:p>
          </table:table-cell>
          <table:table-cell table:style-name="ce3" table:formula="of:=[.B55]+1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, 3, 1473, 2, 2, 2);">
            <text:p>insert into game_score (id, matchid, squad, goals, points, time_type) values (9, 3, 1473, 2, 2, 2);</text:p>
          </table:table-cell>
          <table:table-cell table:number-columns-repeated="1017"/>
        </table:table-row>
        <table:table-row table:style-name="ro1">
          <table:table-cell table:style-name="ce3" table:formula="of:=[.A59]+1" office:value-type="float" office:value="10">
            <text:p>10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, 3, 1473, null, 0, 1);">
            <text:p>insert into game_score (id, matchid, squad, goals, points, time_type) values (10, 3, 1473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11">
            <text:p>11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, 3, 1869, 1, 0, 2);">
            <text:p>insert into game_score (id, matchid, squad, goals, points, time_type) values (11, 3, 1869, 1, 0, 2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12">
            <text:p>12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, 3, 1869, null, 0, 1);">
            <text:p>insert into game_score (id, matchid, squad, goals, points, time_type) values (12, 3, 1869, null, 0, 1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3">
            <text:p>13</text:p>
          </table:table-cell>
          <table:table-cell table:style-name="ce4" table:formula="of:=[.B59]+1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3, 4, 594, 1, 0, 2);">
            <text:p>insert into game_score (id, matchid, squad, goals, points, time_type) values (13, 4, 594, 1, 0, 2);</text:p>
          </table:table-cell>
          <table:table-cell table:number-columns-repeated="1017"/>
        </table:table-row>
        <table:table-row table:style-name="ro4">
          <table:table-cell table:style-name="ce4" table:formula="of:=[.A63]+1" office:value-type="float" office:value="14">
            <text:p>14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, 4, 594, null, 0, 1);">
            <text:p>insert into game_score (id, matchid, squad, goals, points, time_type) values (14, 4, 59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15">
            <text:p>15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5, 4, 1868, 3, 2, 2);">
            <text:p>insert into game_score (id, matchid, squad, goals, points, time_type) values (15, 4, 1868, 3, 2, 2);</text:p>
          </table:table-cell>
          <table:table-cell table:number-columns-repeated="1017"/>
        </table:table-row>
        <table:table-row table:style-name="ro4">
          <table:table-cell table:style-name="ce4" table:formula="of:=[.A65]+1" office:value-type="float" office:value="16">
            <text:p>16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, 4, 1868, null, 0, 1);">
            <text:p>insert into game_score (id, matchid, squad, goals, points, time_type) values (16, 4, 1868, null, 0, 1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7">
            <text:p>17</text:p>
          </table:table-cell>
          <table:table-cell table:style-name="ce3" table:formula="of:=[.B63]+1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, 5, 297, 0, 1, 2);">
            <text:p>insert into game_score (id, matchid, squad, goals, points, time_type) values (17, 5, 297, 0, 1, 2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8">
            <text:p>18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8, 5, 297, 0, 0, 1);">
            <text:p>insert into game_score (id, matchid, squad, goals, points, time_type) values (18, 5, 297, 0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19">
            <text:p>19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9, 5, 1473, 0, 1, 2);">
            <text:p>insert into game_score (id, matchid, squad, goals, points, time_type) values (19, 5, 1473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0">
            <text:p>20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0, 5, 1473, 0, 0, 1);">
            <text:p>insert into game_score (id, matchid, squad, goals, points, time_type) values (20, 5, 1473, 0, 0, 1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21">
            <text:p>21</text:p>
          </table:table-cell>
          <table:table-cell table:style-name="ce4" table:formula="of:=[.B67]+1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1, 6, 1869, 0, 0, 2);">
            <text:p>insert into game_score (id, matchid, squad, goals, points, time_type) values (21, 6, 1869, 0, 0, 2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22">
            <text:p>22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2, 6, 1869, 0, 0, 1);">
            <text:p>insert into game_score (id, matchid, squad, goals, points, time_type) values (22, 6, 1869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23">
            <text:p>23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3, 6, 1868, 2, 2, 2);">
            <text:p>insert into game_score (id, matchid, squad, goals, points, time_type) values (23, 6, 1868, 2, 2, 2);</text:p>
          </table:table-cell>
          <table:table-cell table:number-columns-repeated="1017"/>
        </table:table-row>
        <table:table-row table:style-name="ro4">
          <table:table-cell table:style-name="ce4" table:formula="of:=[.A73]+1" office:value-type="float" office:value="24">
            <text:p>24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, 6, 1868, null, 0, 1);">
            <text:p>insert into game_score (id, matchid, squad, goals, points, time_type) values (24, 6, 1868, null, 0, 1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25">
            <text:p>25</text:p>
          </table:table-cell>
          <table:table-cell table:style-name="ce3" table:formula="of:=[.B71]+1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5, 7, 1473, 1, 2, 2);">
            <text:p>insert into game_score (id, matchid, squad, goals, points, time_type) values (25, 7, 1473, 1, 2, 2);</text:p>
          </table:table-cell>
          <table:table-cell table:number-columns-repeated="1017"/>
        </table:table-row>
        <table:table-row table:style-name="ro1">
          <table:table-cell table:style-name="ce3" table:formula="of:=[.A75]+1" office:value-type="float" office:value="26">
            <text:p>26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6, 7, 1473, null, 0, 1);">
            <text:p>insert into game_score (id, matchid, squad, goals, points, time_type) values (26, 7, 1473, null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27">
            <text:p>27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7, 7, 1868, 0, 0, 2);">
            <text:p>insert into game_score (id, matchid, squad, goals, points, time_type) values (27, 7, 1868, 0, 0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8">
            <text:p>28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, 7, 1868, 0, 0, 1);">
            <text:p>insert into game_score (id, matchid, squad, goals, points, time_type) values (28, 7, 1868, 0, 0, 1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29">
            <text:p>29</text:p>
          </table:table-cell>
          <table:table-cell table:style-name="ce4" table:formula="of:=[.B75]+1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9, 8, 594, 4, 2, 2);">
            <text:p>insert into game_score (id, matchid, squad, goals, points, time_type) values (29, 8, 594, 4, 2, 2);</text:p>
          </table:table-cell>
          <table:table-cell table:number-columns-repeated="1017"/>
        </table:table-row>
        <table:table-row table:style-name="ro4">
          <table:table-cell table:style-name="ce4" table:formula="of:=[.A79]+1" office:value-type="float" office:value="30">
            <text:p>30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, 8, 594, null, 0, 1);">
            <text:p>insert into game_score (id, matchid, squad, goals, points, time_type) values (30, 8, 594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1">
            <text:p>31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, 8, 297, 0, 0, 2);">
            <text:p>insert into game_score (id, matchid, squad, goals, points, time_type) values (31, 8, 297, 0, 0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2">
            <text:p>32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2, 8, 297, 0, 0, 1);">
            <text:p>insert into game_score (id, matchid, squad, goals, points, time_type) values (32, 8, 297, 0, 0, 1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33">
            <text:p>33</text:p>
          </table:table-cell>
          <table:table-cell table:style-name="ce3" table:formula="of:=[.B79]+1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, 9, 297, 1, 0, 2);">
            <text:p>insert into game_score (id, matchid, squad, goals, points, time_type) values (33, 9, 297, 1, 0, 2);</text:p>
          </table:table-cell>
          <table:table-cell table:number-columns-repeated="1017"/>
        </table:table-row>
        <table:table-row table:style-name="ro1">
          <table:table-cell table:style-name="ce3" table:formula="of:=[.A83]+1" office:value-type="float" office:value="34">
            <text:p>34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4, 9, 297, null, 0, 1);">
            <text:p>insert into game_score (id, matchid, squad, goals, points, time_type) values (34, 9, 2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5">
            <text:p>35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5, 9, 1869, 4, 2, 2);">
            <text:p>insert into game_score (id, matchid, squad, goals, points, time_type) values (35, 9, 1869, 4, 2, 2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36">
            <text:p>36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6, 9, 1869, null, 0, 1);">
            <text:p>insert into game_score (id, matchid, squad, goals, points, time_type) values (36, 9, 1869, null, 0, 1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7">
            <text:p>37</text:p>
          </table:table-cell>
          <table:table-cell table:style-name="ce4" table:formula="of:=[.B83]+1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7, 10, 1473, 2, 2, 2);">
            <text:p>insert into game_score (id, matchid, squad, goals, points, time_type) values (37, 10, 1473, 2, 2, 2);</text:p>
          </table:table-cell>
          <table:table-cell table:number-columns-repeated="1017"/>
        </table:table-row>
        <table:table-row table:style-name="ro4">
          <table:table-cell table:style-name="ce4" table:formula="of:=[.A87]+1" office:value-type="float" office:value="38">
            <text:p>38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, 10, 1473, null, 0, 1);">
            <text:p>insert into game_score (id, matchid, squad, goals, points, time_type) values (38, 10, 1473, null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9">
            <text:p>39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9, 10, 594, 0, 0, 2);">
            <text:p>insert into game_score (id, matchid, squad, goals, points, time_type) values (39, 10, 594, 0, 0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0">
            <text:p>40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0, 10, 594, 0, 0, 1);">
            <text:p>insert into game_score (id, matchid, squad, goals, points, time_type) values (40, 10, 594, 0, 0, 1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1">
            <text:p>41</text:p>
          </table:table-cell>
          <table:table-cell table:style-name="ce3" table:formula="of:=[.B87]+1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1, 11, 1784, 6, 2, 2);">
            <text:p>insert into game_score (id, matchid, squad, goals, points, time_type) values (41, 11, 1784, 6, 2, 2);</text:p>
          </table:table-cell>
          <table:table-cell table:number-columns-repeated="1017"/>
        </table:table-row>
        <table:table-row table:style-name="ro1">
          <table:table-cell table:style-name="ce3" table:formula="of:=[.A91]+1" office:value-type="float" office:value="42">
            <text:p>42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2, 11, 1784, null, 0, 1);">
            <text:p>insert into game_score (id, matchid, squad, goals, points, time_type) values (42, 11, 178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">
            <text:p>43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, 11, 1721, 1, 0, 2);">
            <text:p>insert into game_score (id, matchid, squad, goals, points, time_type) values (43, 11, 1721, 1, 0, 2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44">
            <text:p>44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4, 11, 1721, null, 0, 1);">
            <text:p>insert into game_score (id, matchid, squad, goals, points, time_type) values (44, 11, 1721, null, 0, 1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5">
            <text:p>45</text:p>
          </table:table-cell>
          <table:table-cell table:style-name="ce4" table:formula="of:=[.B91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4">
          <table:table-cell table:style-name="ce4" table:formula="of:=[.A95]+1" office:value-type="float" office:value="46">
            <text:p>46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, 12, 598, null, 0, 1);">
            <text:p>insert into game_score (id, matchid, squad, goals, points, time_type) values (46, 12, 598, null, 0, 1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">
            <text:p>47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, 12, 596, 1, 0, 2);">
            <text:p>insert into game_score (id, matchid, squad, goals, points, time_type) values (47, 12, 596, 1, 0, 2);</text:p>
          </table:table-cell>
          <table:table-cell table:number-columns-repeated="1017"/>
        </table:table-row>
        <table:table-row table:style-name="ro4">
          <table:table-cell table:style-name="ce4" table:formula="of:=[.A97]+1" office:value-type="float" office:value="48">
            <text:p>48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8, 12, 596, null, 0, 1);">
            <text:p>insert into game_score (id, matchid, squad, goals, points, time_type) values (48, 12, 596, null, 0, 1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49">
            <text:p>49</text:p>
          </table:table-cell>
          <table:table-cell table:style-name="ce3" table:formula="of:=[.B95]+1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9, 13, 1721, 1, 0, 2);">
            <text:p>insert into game_score (id, matchid, squad, goals, points, time_type) values (49, 13, 1721, 1, 0, 2);</text:p>
          </table:table-cell>
          <table:table-cell table:number-columns-repeated="1017"/>
        </table:table-row>
        <table:table-row table:style-name="ro1">
          <table:table-cell table:style-name="ce3" table:formula="of:=[.A99]+1" office:value-type="float" office:value="50">
            <text:p>50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0, 13, 1721, null, 0, 1);">
            <text:p>insert into game_score (id, matchid, squad, goals, points, time_type) values (50, 13, 1721, null, 0, 1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1">
            <text:p>51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1, 13, 1284, 2, 2, 2);">
            <text:p>insert into game_score (id, matchid, squad, goals, points, time_type) values (51, 13, 1284, 2, 2, 2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52">
            <text:p>52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2, 13, 1284, null, 0, 1);">
            <text:p>insert into game_score (id, matchid, squad, goals, points, time_type) values (52, 13, 1284, null, 0, 1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3">
            <text:p>53</text:p>
          </table:table-cell>
          <table:table-cell table:style-name="ce4" table:formula="of:=[.B99]+1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3, 14, 596, 0, 1, 2);">
            <text:p>insert into game_score (id, matchid, squad, goals, points, time_type) values (53, 14, 596, 0, 1, 2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">
            <text:p>54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, 14, 596, 0, 0, 1);">
            <text:p>insert into game_score (id, matchid, squad, goals, points, time_type) values (54, 14, 596, 0, 0, 1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5">
            <text:p>55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5, 14, 1784, 0, 1, 2);">
            <text:p>insert into game_score (id, matchid, squad, goals, points, time_type) values (55, 14, 1784, 0, 1, 2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56">
            <text:p>56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6, 14, 1784, 0, 0, 1);">
            <text:p>insert into game_score (id, matchid, squad, goals, points, time_type) values (56, 14, 1784, 0, 0, 1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57">
            <text:p>57</text:p>
          </table:table-cell>
          <table:table-cell table:style-name="ce3" table:formula="of:=[.B103]+1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7, 15, 1784, 3, 2, 2);">
            <text:p>insert into game_score (id, matchid, squad, goals, points, time_type) values (57, 15, 1784, 3, 2, 2);</text:p>
          </table:table-cell>
          <table:table-cell table:number-columns-repeated="1017"/>
        </table:table-row>
        <table:table-row table:style-name="ro1">
          <table:table-cell table:style-name="ce3" table:formula="of:=[.A107]+1" office:value-type="float" office:value="58">
            <text:p>58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8, 15, 1784, null, 0, 1);">
            <text:p>insert into game_score (id, matchid, squad, goals, points, time_type) values (58, 15, 1784, null, 0, 1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59">
            <text:p>59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59, 15, 599, 2, 0, 2);">
            <text:p>insert into game_score (id, matchid, squad, goals, points, time_type) values (59, 15, 599, 2, 0, 2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60">
            <text:p>60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, 15, 599, null, 0, 1);">
            <text:p>insert into game_score (id, matchid, squad, goals, points, time_type) values (60, 15, 599, null, 0, 1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61">
            <text:p>61</text:p>
          </table:table-cell>
          <table:table-cell table:style-name="ce4" table:formula="of:=[.B107]+1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1, 16, 596, 2, 2, 2);">
            <text:p>insert into game_score (id, matchid, squad, goals, points, time_type) values (61, 16, 596, 2, 2, 2);</text:p>
          </table:table-cell>
          <table:table-cell table:number-columns-repeated="1017"/>
        </table:table-row>
        <table:table-row table:style-name="ro4">
          <table:table-cell table:style-name="ce4" table:formula="of:=[.A111]+1" office:value-type="float" office:value="62">
            <text:p>62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2, 16, 596, null, 0, 1);">
            <text:p>insert into game_score (id, matchid, squad, goals, points, time_type) values (62, 16, 596, null, 0, 1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63">
            <text:p>63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, 16, 1284, 0, 0, 2);">
            <text:p>insert into game_score (id, matchid, squad, goals, points, time_type) values (63, 16, 1284, 0, 0, 2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64">
            <text:p>64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4, 16, 1284, 0, 0, 1);">
            <text:p>insert into game_score (id, matchid, squad, goals, points, time_type) values (64, 16, 1284, 0, 0, 1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65">
            <text:p>65</text:p>
          </table:table-cell>
          <table:table-cell table:style-name="ce3" table:formula="of:=[.B111]+1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5, 17, 599, 4, 2, 2);">
            <text:p>insert into game_score (id, matchid, squad, goals, points, time_type) values (65, 17, 599, 4, 2, 2);</text:p>
          </table:table-cell>
          <table:table-cell table:number-columns-repeated="1017"/>
        </table:table-row>
        <table:table-row table:style-name="ro1">
          <table:table-cell table:style-name="ce3" table:formula="of:=[.A115]+1" office:value-type="float" office:value="66">
            <text:p>66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6, 17, 599, null, 0, 1);">
            <text:p>insert into game_score (id, matchid, squad, goals, points, time_type) values (66, 17, 599, null, 0, 1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67">
            <text:p>67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7, 17, 1284, 0, 0, 2);">
            <text:p>insert into game_score (id, matchid, squad, goals, points, time_type) values (67, 17, 1284, 0, 0, 2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68">
            <text:p>68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8, 17, 1284, 0, 0, 1);">
            <text:p>insert into game_score (id, matchid, squad, goals, points, time_type) values (68, 17, 1284, 0, 0, 1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69">
            <text:p>69</text:p>
          </table:table-cell>
          <table:table-cell table:style-name="ce4" table:formula="of:=[.B115]+1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9, 18, 596, 10, 2, 2);">
            <text:p>insert into game_score (id, matchid, squad, goals, points, time_type) values (69, 18, 596, 10, 2, 2);</text:p>
          </table:table-cell>
          <table:table-cell table:number-columns-repeated="1017"/>
        </table:table-row>
        <table:table-row table:style-name="ro4">
          <table:table-cell table:style-name="ce4" table:formula="of:=[.A119]+1" office:value-type="float" office:value="70">
            <text:p>70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0, 18, 596, null, 0, 1);">
            <text:p>insert into game_score (id, matchid, squad, goals, points, time_type) values (70, 18, 596, null, 0, 1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71">
            <text:p>71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1, 18, 1721, 0, 0, 2);">
            <text:p>insert into game_score (id, matchid, squad, goals, points, time_type) values (71, 18, 1721, 0, 0, 2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72">
            <text:p>72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2, 18, 1721, 0, 0, 1);">
            <text:p>insert into game_score (id, matchid, squad, goals, points, time_type) values (72, 18, 1721, 0, 0, 1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73">
            <text:p>73</text:p>
          </table:table-cell>
          <table:table-cell table:style-name="ce3" table:formula="of:=[.B119]+1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3, 19, 1721, 1, 0, 2);">
            <text:p>insert into game_score (id, matchid, squad, goals, points, time_type) values (73, 19, 1721, 1, 0, 2);</text:p>
          </table:table-cell>
          <table:table-cell table:number-columns-repeated="1017"/>
        </table:table-row>
        <table:table-row table:style-name="ro1">
          <table:table-cell table:style-name="ce3" table:formula="of:=[.A123]+1" office:value-type="float" office:value="74">
            <text:p>74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4, 19, 1721, null, 0, 1);">
            <text:p>insert into game_score (id, matchid, squad, goals, points, time_type) values (74, 19, 1721, null, 0, 1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75">
            <text:p>75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5, 19, 599, 2, 2, 2);">
            <text:p>insert into game_score (id, matchid, squad, goals, points, time_type) values (75, 19, 599, 2, 2, 2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76">
            <text:p>76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, 19, 599, null, 0, 1);">
            <text:p>insert into game_score (id, matchid, squad, goals, points, time_type) values (76, 19, 599, null, 0, 1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77">
            <text:p>77</text:p>
          </table:table-cell>
          <table:table-cell table:style-name="ce4" table:formula="of:=[.B123]+1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7, 20, 1784, 2, 2, 2);">
            <text:p>insert into game_score (id, matchid, squad, goals, points, time_type) values (77, 20, 1784, 2, 2, 2);</text:p>
          </table:table-cell>
          <table:table-cell table:number-columns-repeated="1017"/>
        </table:table-row>
        <table:table-row table:style-name="ro4">
          <table:table-cell table:style-name="ce4" table:formula="of:=[.A127]+1" office:value-type="float" office:value="78">
            <text:p>78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8, 20, 1784, null, 0, 1);">
            <text:p>insert into game_score (id, matchid, squad, goals, points, time_type) values (78, 20, 1784, null, 0, 1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79">
            <text:p>79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9, 20, 1284, 0, 0, 2);">
            <text:p>insert into game_score (id, matchid, squad, goals, points, time_type) values (79, 20, 1284, 0, 0, 2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80">
            <text:p>80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0, 20, 1284, 0, 0, 1);">
            <text:p>insert into game_score (id, matchid, squad, goals, points, time_type) values (80, 20, 1284, 0, 0, 1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1">
            <text:p>81</text:p>
          </table:table-cell>
          <table:table-cell table:style-name="ce3" table:formula="of:=[.B127]+1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, 21, 1268, 1, 2, 2);">
            <text:p>insert into game_score (id, matchid, squad, goals, points, time_type) values (81, 21, 1268, 1, 2, 2);</text:p>
          </table:table-cell>
          <table:table-cell table:number-columns-repeated="1017"/>
        </table:table-row>
        <table:table-row table:style-name="ro1">
          <table:table-cell table:style-name="ce3" table:formula="of:=[.A131]+1" office:value-type="float" office:value="82">
            <text:p>82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2, 21, 1268, null, 0, 1);">
            <text:p>insert into game_score (id, matchid, squad, goals, points, time_type) values (82, 21, 1268, null, 0, 1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83">
            <text:p>83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3, 21, 1876, 0, 0, 2);">
            <text:p>insert into game_score (id, matchid, squad, goals, points, time_type) values (83, 21, 1876, 0, 0, 2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84">
            <text:p>84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4, 21, 1876, 0, 0, 1);">
            <text:p>insert into game_score (id, matchid, squad, goals, points, time_type) values (84, 21, 1876, 0, 0, 1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5">
            <text:p>85</text:p>
          </table:table-cell>
          <table:table-cell table:style-name="ce4" table:formula="of:=[.B131]+1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5, 22, 1758, 2, 2, 2);">
            <text:p>insert into game_score (id, matchid, squad, goals, points, time_type) values (85, 22, 1758, 2, 2, 2);</text:p>
          </table:table-cell>
          <table:table-cell table:number-columns-repeated="1017"/>
        </table:table-row>
        <table:table-row table:style-name="ro4">
          <table:table-cell table:style-name="ce4" table:formula="of:=[.A135]+1" office:value-type="float" office:value="86">
            <text:p>86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6, 22, 1758, null, 0, 1);">
            <text:p>insert into game_score (id, matchid, squad, goals, points, time_type) values (86, 22, 1758, null, 0, 1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7">
            <text:p>87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7, 22, 1767, 0, 0, 2);">
            <text:p>insert into game_score (id, matchid, squad, goals, points, time_type) values (87, 22, 1767, 0, 0, 2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88">
            <text:p>88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8, 22, 1767, 0, 0, 1);">
            <text:p>insert into game_score (id, matchid, squad, goals, points, time_type) values (88, 22, 1767, 0, 0, 1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89">
            <text:p>89</text:p>
          </table:table-cell>
          <table:table-cell table:style-name="ce3" table:formula="of:=[.B135]+1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89, 23, 1876, 1, 0, 2);">
            <text:p>insert into game_score (id, matchid, squad, goals, points, time_type) values (89, 23, 1876, 1, 0, 2);</text:p>
          </table:table-cell>
          <table:table-cell table:number-columns-repeated="1017"/>
        </table:table-row>
        <table:table-row table:style-name="ro1">
          <table:table-cell table:style-name="ce3" table:formula="of:=[.A139]+1" office:value-type="float" office:value="90">
            <text:p>90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0, 23, 1876, null, 0, 1);">
            <text:p>insert into game_score (id, matchid, squad, goals, points, time_type) values (90, 23, 1876, null, 0, 1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91">
            <text:p>91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1, 23, 590, 3, 2, 2);">
            <text:p>insert into game_score (id, matchid, squad, goals, points, time_type) values (91, 23, 590, 3, 2, 2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92">
            <text:p>92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, 23, 590, null, 0, 1);">
            <text:p>insert into game_score (id, matchid, squad, goals, points, time_type) values (92, 23, 590, null, 0, 1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3">
            <text:p>93</text:p>
          </table:table-cell>
          <table:table-cell table:style-name="ce4" table:formula="of:=[.B139]+1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3, 24, 1767, 0, 0, 2);">
            <text:p>insert into game_score (id, matchid, squad, goals, points, time_type) values (93, 24, 1767, 0, 0, 2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4">
            <text:p>94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4, 24, 1767, 0, 0, 1);">
            <text:p>insert into game_score (id, matchid, squad, goals, points, time_type) values (94, 24, 1767, 0, 0, 1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5">
            <text:p>95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5, 24, 1268, 1, 2, 2);">
            <text:p>insert into game_score (id, matchid, squad, goals, points, time_type) values (95, 24, 1268, 1, 2, 2);</text:p>
          </table:table-cell>
          <table:table-cell table:number-columns-repeated="1017"/>
        </table:table-row>
        <table:table-row table:style-name="ro4">
          <table:table-cell table:style-name="ce4" table:formula="of:=[.A145]+1" office:value-type="float" office:value="96">
            <text:p>96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6, 24, 1268, null, 0, 1);">
            <text:p>insert into game_score (id, matchid, squad, goals, points, time_type) values (96, 24, 1268, null, 0, 1);</text:p>
          </table:table-cell>
          <table:table-cell table:number-columns-repeated="1017"/>
        </table:table-row>
        <table:table-row table:style-name="ro1">
          <table:table-cell table:style-name="ce3" table:formula="of:=[.A146]+1" office:value-type="float" office:value="97">
            <text:p>97</text:p>
          </table:table-cell>
          <table:table-cell table:style-name="ce3" table:formula="of:=[.B143]+1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, 25, 1268, null, 0, 2);">
            <text:p>insert into game_score (id, matchid, squad, goals, points, time_type) values (97, 25, 1268, null, 0, 2);</text:p>
          </table:table-cell>
          <table:table-cell table:number-columns-repeated="1017"/>
        </table:table-row>
        <table:table-row table:style-name="ro1">
          <table:table-cell table:style-name="ce3" table:formula="of:=[.A147]+1" office:value-type="float" office:value="98">
            <text:p>98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8, 25, 1268, null, 0, 1);">
            <text:p>insert into game_score (id, matchid, squad, goals, points, time_type) values (98, 25, 1268, null, 0, 1);</text:p>
          </table:table-cell>
          <table:table-cell table:number-columns-repeated="1017"/>
        </table:table-row>
        <table:table-row table:style-name="ro1">
          <table:table-cell table:style-name="ce3" table:formula="of:=[.A148]+1" office:value-type="float" office:value="99">
            <text:p>99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9, 25, 1758, null, 0, 2);">
            <text:p>insert into game_score (id, matchid, squad, goals, points, time_type) values (99, 25, 1758, null, 0, 2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00">
            <text:p>100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0, 25, 1758, null, 0, 1);">
            <text:p>insert into game_score (id, matchid, squad, goals, points, time_type) values (100, 25, 1758, null, 0, 1);</text:p>
          </table:table-cell>
          <table:table-cell table:number-columns-repeated="1017"/>
        </table:table-row>
        <table:table-row table:style-name="ro4">
          <table:table-cell table:style-name="ce4" table:formula="of:=[.A150]+1" office:value-type="float" office:value="101">
            <text:p>101</text:p>
          </table:table-cell>
          <table:table-cell table:style-name="ce4" table:formula="of:=[.B147]+1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1, 26, 590, null, 2, 2);">
            <text:p>insert into game_score (id, matchid, squad, goals, points, time_type) values (101, 26, 590, null, 2, 2);</text:p>
          </table:table-cell>
          <table:table-cell table:number-columns-repeated="1017"/>
        </table:table-row>
        <table:table-row table:style-name="ro4">
          <table:table-cell table:style-name="ce4" table:formula="of:=[.A151]+1" office:value-type="float" office:value="102">
            <text:p>102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, 26, 590, null, 0, 1);">
            <text:p>insert into game_score (id, matchid, squad, goals, points, time_type) values (102, 26, 590, null, 0, 1);</text:p>
          </table:table-cell>
          <table:table-cell table:number-columns-repeated="1017"/>
        </table:table-row>
        <table:table-row table:style-name="ro4">
          <table:table-cell table:style-name="ce4" table:formula="of:=[.A152]+1" office:value-type="float" office:value="103">
            <text:p>103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3, 26, 1767, null, 0, 2);">
            <text:p>insert into game_score (id, matchid, squad, goals, points, time_type) values (103, 26, 1767, null, 0, 2);</text:p>
          </table:table-cell>
          <table:table-cell table:number-columns-repeated="1017"/>
        </table:table-row>
        <table:table-row table:style-name="ro4">
          <table:table-cell table:style-name="ce4" table:formula="of:=[.A153]+1" office:value-type="float" office:value="104">
            <text:p>104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4, 26, 1767, null, 0, 1);">
            <text:p>insert into game_score (id, matchid, squad, goals, points, time_type) values (104, 26, 1767, null, 0, 1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05">
            <text:p>105</text:p>
          </table:table-cell>
          <table:table-cell table:style-name="ce3" table:formula="of:=[.B151]+1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5, 27, 1758, null, 0, 2);">
            <text:p>insert into game_score (id, matchid, squad, goals, points, time_type) values (105, 27, 1758, null, 0, 2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106">
            <text:p>106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6, 27, 1758, null, 0, 1);">
            <text:p>insert into game_score (id, matchid, squad, goals, points, time_type) values (106, 27, 1758, null, 0, 1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107">
            <text:p>107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, 27, 590, null, 0, 2);">
            <text:p>insert into game_score (id, matchid, squad, goals, points, time_type) values (107, 27, 590, null, 0, 2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108">
            <text:p>108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, 27, 590, null, 0, 1);">
            <text:p>insert into game_score (id, matchid, squad, goals, points, time_type) values (108, 27, 590, null, 0, 1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109">
            <text:p>109</text:p>
          </table:table-cell>
          <table:table-cell table:style-name="ce4" table:formula="of:=[.B155]+1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9, 28, 1767, 0, 1, 2);">
            <text:p>insert into game_score (id, matchid, squad, goals, points, time_type) values (109, 28, 1767, 0, 1, 2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110">
            <text:p>110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0, 28, 1767, 0, 0, 1);">
            <text:p>insert into game_score (id, matchid, squad, goals, points, time_type) values (110, 28, 1767, 0, 0, 1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111">
            <text:p>111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1, 28, 1876, 0, 1, 2);">
            <text:p>insert into game_score (id, matchid, squad, goals, points, time_type) values (111, 28, 1876, 0, 1, 2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12">
            <text:p>112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2, 28, 1876, 0, 0, 1);">
            <text:p>insert into game_score (id, matchid, squad, goals, points, time_type) values (112, 28, 1876, 0, 0, 1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113">
            <text:p>113</text:p>
          </table:table-cell>
          <table:table-cell table:style-name="ce3" table:formula="of:=[.B159]+1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3, 29, 590, null, 0, 2);">
            <text:p>insert into game_score (id, matchid, squad, goals, points, time_type) values (113, 29, 590, null, 0, 2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114">
            <text:p>114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4, 29, 590, null, 0, 1);">
            <text:p>insert into game_score (id, matchid, squad, goals, points, time_type) values (114, 29, 590, null, 0, 1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115">
            <text:p>115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5, 29, 1268, null, 0, 2);">
            <text:p>insert into game_score (id, matchid, squad, goals, points, time_type) values (115, 29, 1268, null, 0, 2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16">
            <text:p>116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6, 29, 1268, null, 0, 1);">
            <text:p>insert into game_score (id, matchid, squad, goals, points, time_type) values (116, 29, 1268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117">
            <text:p>117</text:p>
          </table:table-cell>
          <table:table-cell table:style-name="ce4" table:formula="of:=[.B163]+1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7, 30, 1876, 1, 1, 2);">
            <text:p>insert into game_score (id, matchid, squad, goals, points, time_type) values (117, 30, 1876, 1, 1, 2);</text:p>
          </table:table-cell>
          <table:table-cell table:number-columns-repeated="1017"/>
        </table:table-row>
        <table:table-row table:style-name="ro4">
          <table:table-cell table:style-name="ce4" table:formula="of:=[.A167]+1" office:value-type="float" office:value="118">
            <text:p>118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8, 30, 1876, null, 0, 1);">
            <text:p>insert into game_score (id, matchid, squad, goals, points, time_type) values (118, 30, 1876, null, 0, 1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119">
            <text:p>119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19, 30, 1758, 1, 1, 2);">
            <text:p>insert into game_score (id, matchid, squad, goals, points, time_type) values (119, 30, 1758, 1, 1, 2);</text:p>
          </table:table-cell>
          <table:table-cell table:number-columns-repeated="1017"/>
        </table:table-row>
        <table:table-row table:style-name="ro4">
          <table:table-cell table:style-name="ce4" table:formula="of:=[.A169]+1" office:value-type="float" office:value="120">
            <text:p>120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0, 30, 1758, null, 0, 1);">
            <text:p>insert into game_score (id, matchid, squad, goals, points, time_type) values (120, 30, 1758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72] &amp; &quot;, &quot; &amp; [.B172] &amp; &quot;, '&quot; &amp; [.C172] &amp; &quot;', &quot; &amp; [.D17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73] &amp; &quot;, &quot; &amp; [.B173] &amp; &quot;, '&quot; &amp; [.C173] &amp; &quot;', &quot; &amp; [.D173] &amp;  &quot;);&quot;" office:value-type="string" office:string-value="insert into group_stage (id, tournament, group_code, squad) values (16, 1989, 'A', 1868);">
            <text:p>insert into group_stage (id, tournament, group_code, squad) values (16, 1989, 'A', 1868);</text:p>
          </table:table-cell>
          <table:table-cell table:number-columns-repeated="1017"/>
        </table:table-row>
        <table:table-row table:style-name="ro2">
          <table:table-cell table:formula="of:=[.A173]+1" office:value-type="float" office:value="17">
            <text:p>17</text:p>
          </table:table-cell>
          <table:table-cell table:formula="of:=[.B17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74] &amp; &quot;, &quot; &amp; [.B174] &amp; &quot;, '&quot; &amp; [.C174] &amp; &quot;', &quot; &amp; [.D174] &amp;  &quot;);&quot;" office:value-type="string" office:string-value="insert into group_stage (id, tournament, group_code, squad) values (17, 1989, 'A', 590);">
            <text:p>insert into group_stage (id, tournament, group_code, squad) values (17, 1989, 'A', 590);</text:p>
          </table:table-cell>
          <table:table-cell table:number-columns-repeated="1017"/>
        </table:table-row>
        <table:table-row table:style-name="ro2">
          <table:table-cell table:formula="of:=[.A174]+1" office:value-type="float" office:value="18">
            <text:p>18</text:p>
          </table:table-cell>
          <table:table-cell table:formula="of:=[.B17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75] &amp; &quot;, &quot; &amp; [.B175] &amp; &quot;, '&quot; &amp; [.C175] &amp; &quot;', &quot; &amp; [.D175] &amp;  &quot;);&quot;" office:value-type="string" office:string-value="insert into group_stage (id, tournament, group_code, squad) values (18, 1989, 'A', 1246);">
            <text:p>insert into group_stage (id, tournament, group_code, squad) values (18, 1989, 'A', 1246);</text:p>
          </table:table-cell>
          <table:table-cell table:number-columns-repeated="1017"/>
        </table:table-row>
        <table:table-row table:style-name="ro2">
          <table:table-cell table:formula="of:=[.A175]+1" office:value-type="float" office:value="19">
            <text:p>19</text:p>
          </table:table-cell>
          <table:table-cell table:formula="of:=[.B17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76] &amp; &quot;, &quot; &amp; [.B176] &amp; &quot;, '&quot; &amp; [.C176] &amp; &quot;', &quot; &amp; [.D176] &amp;  &quot;);&quot;" office:value-type="string" office:string-value="insert into group_stage (id, tournament, group_code, squad) values (19, 1989, 'B', 1473);">
            <text:p>insert into group_stage (id, tournament, group_code, squad) values (19, 1989, 'B', 1473);</text:p>
          </table:table-cell>
          <table:table-cell table:number-columns-repeated="1017"/>
        </table:table-row>
        <table:table-row table:style-name="ro2">
          <table:table-cell table:formula="of:=[.A176]+1" office:value-type="float" office:value="20">
            <text:p>20</text:p>
          </table:table-cell>
          <table:table-cell table:formula="of:=[.B17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group_stage (id, tournament, group_code, squad) values (&quot; &amp; [.A177] &amp; &quot;, &quot; &amp; [.B177] &amp; &quot;, '&quot; &amp; [.C177] &amp; &quot;', &quot; &amp; [.D177] &amp;  &quot;);&quot;" office:value-type="string" office:string-value="insert into group_stage (id, tournament, group_code, squad) values (20, 1989, 'B', 599);">
            <text:p>insert into group_stage (id, tournament, group_code, squad) values (20, 1989, 'B', 599);</text:p>
          </table:table-cell>
          <table:table-cell table:number-columns-repeated="1017"/>
        </table:table-row>
        <table:table-row table:style-name="ro2">
          <table:table-cell table:formula="of:=[.A177]+1" office:value-type="float" office:value="21">
            <text:p>21</text:p>
          </table:table-cell>
          <table:table-cell table:formula="of:=[.B17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78] &amp; &quot;, &quot; &amp; [.B178] &amp; &quot;, '&quot; &amp; [.C178] &amp; &quot;', &quot; &amp; [.D178] &amp;  &quot;);&quot;" office:value-type="string" office:string-value="insert into group_stage (id, tournament, group_code, squad) values (21, 1989, 'B', 1784);">
            <text:p>insert into group_stage (id, tournament, group_code, squad) values (21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0] &amp; &quot;, '&quot; &amp; [.B180] &amp; &quot;', &quot; &amp; [.C180] &amp; &quot;, &quot; &amp; [.D18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31">
            <text:p>31</text:p>
          </table:table-cell>
          <table:table-cell table:style-name="ce5" table:formula="of:=&quot;1989-07-03&quot;" office:value-type="string" office:string-value="1989-07-03">
            <text:p>1989-07-03</text:p>
          </table:table-cell>
          <table:table-cell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81] &amp; &quot;, '&quot; &amp; [.B181] &amp; &quot;', &quot; &amp; [.C181] &amp; &quot;, &quot; &amp; [.D181] &amp;  &quot;);&quot;" office:value-type="string" office:string-value="insert into game (matchid, matchdate, game_type, country) values (31, '1989-07-03', 2, 1246);">
            <text:p>insert into game (matchid, matchdate, game_type, country) values (31, '1989-07-03', 2, 1246);</text:p>
          </table:table-cell>
          <table:table-cell table:number-columns-repeated="1017"/>
        </table:table-row>
        <table:table-row table:style-name="ro2">
          <table:table-cell table:formula="of:=[.A181]+1" office:value-type="float" office:value="32">
            <text:p>32</text:p>
          </table:table-cell>
          <table:table-cell table:style-name="ce5" table:formula="of:=&quot;1989-07-05&quot;" office:value-type="string" office:string-value="1989-07-05">
            <text:p>1989-07-05</text:p>
          </table:table-cell>
          <table:table-cell table:formula="of:=+[.C181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82] &amp; &quot;, '&quot; &amp; [.B182] &amp; &quot;', &quot; &amp; [.C182] &amp; &quot;, &quot; &amp; [.D182] &amp;  &quot;);&quot;" office:value-type="string" office:string-value="insert into game (matchid, matchdate, game_type, country) values (32, '1989-07-05', 2, 1246);">
            <text:p>insert into game (matchid, matchdate, game_type, country) values (32, '1989-07-05', 2, 1246);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33">
            <text:p>33</text:p>
          </table:table-cell>
          <table:table-cell table:style-name="ce5" table:formula="of:=&quot;1989-07-07&quot;" office:value-type="string" office:string-value="1989-07-07">
            <text:p>1989-07-07</text:p>
          </table:table-cell>
          <table:table-cell table:formula="of:=+[.C182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3] &amp; &quot;, '&quot; &amp; [.B183] &amp; &quot;', &quot; &amp; [.C183] &amp; &quot;, &quot; &amp; [.D183] &amp;  &quot;);&quot;" office:value-type="string" office:string-value="insert into game (matchid, matchdate, game_type, country) values (33, '1989-07-07', 2, 1246);">
            <text:p>insert into game (matchid, matchdate, game_type, country) values (33, '1989-07-07', 2, 1246);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34">
            <text:p>34</text:p>
          </table:table-cell>
          <table:table-cell table:style-name="ce5" table:formula="of:=&quot;1989-07-02&quot;" office:value-type="string" office:string-value="1989-07-02">
            <text:p>1989-07-02</text:p>
          </table:table-cell>
          <table:table-cell table:formula="of:=+[.C183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84] &amp; &quot;, '&quot; &amp; [.B184] &amp; &quot;', &quot; &amp; [.C184] &amp; &quot;, &quot; &amp; [.D184] &amp;  &quot;);&quot;" office:value-type="string" office:string-value="insert into game (matchid, matchdate, game_type, country) values (34, '1989-07-02', 2, 1246);">
            <text:p>insert into game (matchid, matchdate, game_type, country) values (34, '1989-07-02', 2, 1246);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35">
            <text:p>35</text:p>
          </table:table-cell>
          <table:table-cell table:style-name="ce5" table:formula="of:=&quot;1989-07-04&quot;" office:value-type="string" office:string-value="1989-07-04">
            <text:p>1989-07-04</text:p>
          </table:table-cell>
          <table:table-cell table:formula="of:=+[.C184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85] &amp; &quot;, '&quot; &amp; [.B185] &amp; &quot;', &quot; &amp; [.C185] &amp; &quot;, &quot; &amp; [.D185] &amp;  &quot;);&quot;" office:value-type="string" office:string-value="insert into game (matchid, matchdate, game_type, country) values (35, '1989-07-04', 2, 1246);">
            <text:p>insert into game (matchid, matchdate, game_type, country) values (35, '1989-07-04', 2, 1246);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36">
            <text:p>36</text:p>
          </table:table-cell>
          <table:table-cell table:style-name="ce5" table:formula="of:=&quot;1989-07-06&quot;" office:value-type="string" office:string-value="1989-07-06">
            <text:p>1989-07-06</text:p>
          </table:table-cell>
          <table:table-cell table:formula="of:=+[.C185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86] &amp; &quot;, '&quot; &amp; [.B186] &amp; &quot;', &quot; &amp; [.C186] &amp; &quot;, &quot; &amp; [.D186] &amp;  &quot;);&quot;" office:value-type="string" office:string-value="insert into game (matchid, matchdate, game_type, country) values (36, '1989-07-06', 2, 1246);">
            <text:p>insert into game (matchid, matchdate, game_type, country) values (36, '1989-07-06', 2, 1246);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37">
            <text:p>37</text:p>
          </table:table-cell>
          <table:table-cell table:style-name="ce5" table:formula="of:=&quot;1989-07-09&quot;" office:value-type="string" office:string-value="1989-07-09">
            <text:p>1989-07-09</text:p>
          </table:table-cell>
          <table:table-cell office:value-type="float" office:value="6">
            <text:p>6</text:p>
          </table:table-cell>
          <table:table-cell office:value-type="float" office:value="1246">
            <text:p>124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87] &amp; &quot;, '&quot; &amp; [.B187] &amp; &quot;', &quot; &amp; [.C187] &amp; &quot;, &quot; &amp; [.D187] &amp;  &quot;);&quot;" office:value-type="string" office:string-value="insert into game (matchid, matchdate, game_type, country) values (37, '1989-07-09', 6, 1246);">
            <text:p>insert into game (matchid, matchdate, game_type, country) values (37, '1989-07-09', 6, 124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170+1" office:value-type="float" office:value="171">
            <text:p>171</text:p>
          </table:table-cell>
          <table:table-cell table:style-name="ce3" table:formula="of:=[.A181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71, 31, 1246, 1, 2, 2);">
            <text:p>insert into game_score (id, matchid, squad, goals, points, time_type) values (171, 31, 1246, 1, 2, 2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172">
            <text:p>172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72, 31, 1246, null, 0, 1);">
            <text:p>insert into game_score (id, matchid, squad, goals, points, time_type) values (172, 31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173">
            <text:p>173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73, 31, 590, 0, 0, 2);">
            <text:p>insert into game_score (id, matchid, squad, goals, points, time_type) values (173, 31, 590, 0, 0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174">
            <text:p>174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74, 31, 590, 0, 0, 1);">
            <text:p>insert into game_score (id, matchid, squad, goals, points, time_type) values (174, 31, 590, 0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75">
            <text:p>175</text:p>
          </table:table-cell>
          <table:table-cell table:style-name="ce4" table:formula="of:=[.B190]+1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75, 32, 1246, 0, 0, 2);">
            <text:p>insert into game_score (id, matchid, squad, goals, points, time_type) values (175, 32, 1246, 0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76">
            <text:p>176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76, 32, 1246, 0, 0, 1);">
            <text:p>insert into game_score (id, matchid, squad, goals, points, time_type) values (176, 32, 1246, 0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177">
            <text:p>177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77, 32, 1868, 3, 2, 2);">
            <text:p>insert into game_score (id, matchid, squad, goals, points, time_type) values (177, 32, 1868, 3, 2, 2);</text:p>
          </table:table-cell>
          <table:table-cell table:number-columns-repeated="1017"/>
        </table:table-row>
        <table:table-row table:style-name="ro4">
          <table:table-cell table:style-name="ce4" table:formula="of:=[.A196]+1" office:value-type="float" office:value="178">
            <text:p>178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78, 32, 1868, null, 0, 1);">
            <text:p>insert into game_score (id, matchid, squad, goals, points, time_type) values (178, 32, 1868, null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179">
            <text:p>179</text:p>
          </table:table-cell>
          <table:table-cell table:style-name="ce3" table:formula="of:=[.B194]+1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79, 33, 1868, 0, 0, 2);">
            <text:p>insert into game_score (id, matchid, squad, goals, points, time_type) values (179, 33, 1868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80">
            <text:p>180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80, 33, 1868, 0, 0, 1);">
            <text:p>insert into game_score (id, matchid, squad, goals, points, time_type) values (180, 33, 1868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181">
            <text:p>181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81, 33, 590, 2, 2, 2);">
            <text:p>insert into game_score (id, matchid, squad, goals, points, time_type) values (181, 33, 590, 2, 2, 2);</text:p>
          </table:table-cell>
          <table:table-cell table:number-columns-repeated="1017"/>
        </table:table-row>
        <table:table-row table:style-name="ro1">
          <table:table-cell table:style-name="ce3" table:formula="of:=[.A200]+1" office:value-type="float" office:value="182">
            <text:p>182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82, 33, 590, null, 0, 1);">
            <text:p>insert into game_score (id, matchid, squad, goals, points, time_type) values (182, 33, 590, null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183">
            <text:p>183</text:p>
          </table:table-cell>
          <table:table-cell table:style-name="ce4" table:formula="of:=[.B198]+1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83, 34, 1473, 2, 2, 2);">
            <text:p>insert into game_score (id, matchid, squad, goals, points, time_type) values (183, 34, 1473, 2, 2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84">
            <text:p>184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84, 34, 1473, 1, 0, 1);">
            <text:p>insert into game_score (id, matchid, squad, goals, points, time_type) values (184, 34, 1473, 1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185">
            <text:p>185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85, 34, 1784, 0, 0, 2);">
            <text:p>insert into game_score (id, matchid, squad, goals, points, time_type) values (185, 34, 1784, 0, 0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186">
            <text:p>186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86, 34, 1784, 0, 0, 1);">
            <text:p>insert into game_score (id, matchid, squad, goals, points, time_type) values (186, 34, 1784, 0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187">
            <text:p>187</text:p>
          </table:table-cell>
          <table:table-cell table:style-name="ce3" table:formula="of:=[.B202]+1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87, 35, 599, 1, 1, 2);">
            <text:p>insert into game_score (id, matchid, squad, goals, points, time_type) values (187, 35, 599, 1, 1, 2);</text:p>
          </table:table-cell>
          <table:table-cell table:number-columns-repeated="1017"/>
        </table:table-row>
        <table:table-row table:style-name="ro1">
          <table:table-cell table:style-name="ce3" table:formula="of:=[.A206]+1" office:value-type="float" office:value="188">
            <text:p>188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88, 35, 599, null, 0, 1);">
            <text:p>insert into game_score (id, matchid, squad, goals, points, time_type) values (188, 35, 599, null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189">
            <text:p>189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89, 35, 1784, 1, 1, 2);">
            <text:p>insert into game_score (id, matchid, squad, goals, points, time_type) values (189, 35, 1784, 1, 1, 2);</text:p>
          </table:table-cell>
          <table:table-cell table:number-columns-repeated="1017"/>
        </table:table-row>
        <table:table-row table:style-name="ro1">
          <table:table-cell table:style-name="ce3" table:formula="of:=[.A208]+1" office:value-type="float" office:value="190">
            <text:p>190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90, 35, 1784, null, 0, 1);">
            <text:p>insert into game_score (id, matchid, squad, goals, points, time_type) values (190, 35, 1784, null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191">
            <text:p>191</text:p>
          </table:table-cell>
          <table:table-cell table:style-name="ce4" table:formula="of:=[.B206]+1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91, 36, 1473, 1, 1, 2);">
            <text:p>insert into game_score (id, matchid, squad, goals, points, time_type) values (191, 36, 1473, 1, 1, 2);</text:p>
          </table:table-cell>
          <table:table-cell table:number-columns-repeated="1017"/>
        </table:table-row>
        <table:table-row table:style-name="ro4">
          <table:table-cell table:style-name="ce4" table:formula="of:=[.A210]+1" office:value-type="float" office:value="192">
            <text:p>192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92, 36, 1473, null, 0, 1);">
            <text:p>insert into game_score (id, matchid, squad, goals, points, time_type) values (192, 36, 1473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193">
            <text:p>193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93, 36, 599, 1, 1, 2);">
            <text:p>insert into game_score (id, matchid, squad, goals, points, time_type) values (193, 36, 599, 1, 1, 2);</text:p>
          </table:table-cell>
          <table:table-cell table:number-columns-repeated="1017"/>
        </table:table-row>
        <table:table-row table:style-name="ro4">
          <table:table-cell table:style-name="ce4" table:formula="of:=[.A212]+1" office:value-type="float" office:value="194">
            <text:p>194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94, 36, 599, null, 0, 1);">
            <text:p>insert into game_score (id, matchid, squad, goals, points, time_type) values (194, 36, 599, null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195">
            <text:p>195</text:p>
          </table:table-cell>
          <table:table-cell table:style-name="ce3" table:formula="of:=[.B210]+1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95, 37, 1868, 3, 2, 2);">
            <text:p>insert into game_score (id, matchid, squad, goals, points, time_type) values (195, 37, 1868, 3, 2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196">
            <text:p>196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96, 37, 1868, 1, 0, 1);">
            <text:p>insert into game_score (id, matchid, squad, goals, points, time_type) values (196, 37, 1868, 1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197">
            <text:p>197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97, 37, 1473, 1, 0, 2);">
            <text:p>insert into game_score (id, matchid, squad, goals, points, time_type) values (197, 37, 1473, 1, 0, 2);</text:p>
          </table:table-cell>
          <table:table-cell table:number-columns-repeated="1017"/>
        </table:table-row>
        <table:table-row table:style-name="ro2">
          <table:table-cell table:style-name="ce3" table:formula="of:=[.A216]+1" office:value-type="float" office:value="198">
            <text:p>198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98, 37, 1473, 0, 0, 1);">
            <text:p>insert into game_score (id, matchid, squad, goals, points, time_type) values (198, 37, 1473, 0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3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89'.A7]+1" office:value-type="float" office:value="7">
            <text:p>7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45">
            <text:p>4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7, 1995, 'A', 45);">
            <text:p>insert into group_stage (id, tournament, group_code, squad) values (7, 1995, 'A', 4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">
            <text:p>8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, 1995, 'A', 52);">
            <text:p>insert into group_stage (id, tournament, group_code, squad) values (8, 1995, 'A', 52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">
            <text:p>9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, 1995, 'A', 966);">
            <text:p>insert into group_stage (id, tournament, group_code, squad) values (9, 1995, 'A'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0">
            <text:p>10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, 1995, 'B', 54);">
            <text:p>insert into group_stage (id, tournament, group_code, squad) values (10, 1995, 'B', 5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1">
            <text:p>11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, 1995, 'B', 234);">
            <text:p>insert into group_stage (id, tournament, group_code, squad) values (11, 1995, 'B', 2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2">
            <text:p>12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2, 1995, 'B', 81);">
            <text:p>insert into group_stage (id, tournament, group_code, squad) values (12, 1995, 'B'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89'.A22]+1" office:value-type="float" office:value="5">
            <text:p>5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5, '1995-01-06', 2, 966);">
            <text:p>insert into game (matchid, matchdate, game_type, country) values (5, '1995-01-06', 2, 966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6">
            <text:p>6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0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6, '1995-01-08', 2, 966);">
            <text:p>insert into game (matchid, matchdate, game_type, country) values (6, '1995-01-08', 2, 966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">
            <text:p>7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1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, '1995-01-10', 2, 966);">
            <text:p>insert into game (matchid, matchdate, game_type, country) values (7, '1995-01-10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8">
            <text:p>8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, '1995-01-06', 2, 966);">
            <text:p>insert into game (matchid, matchdate, game_type, country) values (8, '1995-01-06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">
            <text:p>9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, '1995-01-08', 2, 966);">
            <text:p>insert into game (matchid, matchdate, game_type, country) values (9, '1995-01-08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">
            <text:p>10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, '1995-01-10', 2, 966);">
            <text:p>insert into game (matchid, matchdate, game_type, country) values (10, '1995-01-10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">
            <text:p>11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5">
            <text:p>5</text:p>
          </table:table-cell>
          <table:table-cell table:formula="of:=[.D15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, '1995-01-13', 5, 966);">
            <text:p>insert into game (matchid, matchdate, game_type, country) values (11, '1995-01-13', 5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">
            <text:p>12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6">
            <text:p>6</text:p>
          </table:table-cell>
          <table:table-cell table:formula="of:=[.D16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, '1995-01-13', 6, 966);">
            <text:p>insert into game (matchid, matchdate, game_type, country) values (12, '1995-01-13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89'.A66]+1" office:value-type="float" office:value="17">
            <text:p>17</text:p>
          </table:table-cell>
          <table:table-cell table:style-name="ce3" table:formula="of:=[.A1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7, 5, 966, 0, 0, 2);">
            <text:p>insert into game_score (id, matchid, squad, goals, points, time_type) values (17, 5, 966, 0, 0, 2);</text:p>
          </table:table-cell>
          <table:table-cell table:number-columns-repeated="1017"/>
        </table:table-row>
        <table:table-row table:style-name="ro2">
          <table:table-cell table:style-name="ce3" table:formula="of:=[.A20]+1" office:value-type="float" office:value="18">
            <text:p>18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8, 5, 966, 0, 0, 1);">
            <text:p>insert into game_score (id, matchid, squad, goals, points, time_type) values (18, 5, 966, 0, 0, 1);</text:p>
          </table:table-cell>
          <table:table-cell table:number-columns-repeated="1017"/>
        </table:table-row>
        <table:table-row table:style-name="ro2">
          <table:table-cell table:style-name="ce3" table:formula="of:=[.A21]+1" office:value-type="float" office:value="19">
            <text:p>19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9, 5, 52, 2, 3, 2);">
            <text:p>insert into game_score (id, matchid, squad, goals, points, time_type) values (19, 5, 52, 2, 3, 2);</text:p>
          </table:table-cell>
          <table:table-cell table:number-columns-repeated="1017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2">
          <table:table-cell table:style-name="ce4" table:formula="of:=[.A23]+1" office:value-type="float" office:value="21">
            <text:p>21</text:p>
          </table:table-cell>
          <table:table-cell table:style-name="ce4" table:formula="of:=[.B20]+1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21, 6, 966, 0, 0, 2);">
            <text:p>insert into game_score (id, matchid, squad, goals, points, time_type) values (21, 6, 966, 0, 0, 2);</text:p>
          </table:table-cell>
          <table:table-cell table:number-columns-repeated="1017"/>
        </table:table-row>
        <table:table-row table:style-name="ro2">
          <table:table-cell table:style-name="ce4" table:formula="of:=[.A24]+1" office:value-type="float" office:value="22">
            <text:p>22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22, 6, 966, 0, 0, 1);">
            <text:p>insert into game_score (id, matchid, squad, goals, points, time_type) values (22, 6, 966, 0, 0, 1);</text:p>
          </table:table-cell>
          <table:table-cell table:number-columns-repeated="1017"/>
        </table:table-row>
        <table:table-row table:style-name="ro2">
          <table:table-cell table:style-name="ce4" table:formula="of:=[.A25]+1" office:value-type="float" office:value="23">
            <text:p>23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23, 6, 45, 2, 3, 2);">
            <text:p>insert into game_score (id, matchid, squad, goals, points, time_type) values (23, 6, 45, 2, 3, 2);</text:p>
          </table:table-cell>
          <table:table-cell table:number-columns-repeated="1017"/>
        </table:table-row>
        <table:table-row table:style-name="ro2">
          <table:table-cell table:style-name="ce4" table:formula="of:=[.A26]+1" office:value-type="float" office:value="24">
            <text:p>24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24, 6, 45, 1, 0, 1);">
            <text:p>insert into game_score (id, matchid, squad, goals, points, time_type) values (24, 6, 45, 1, 0, 1);</text:p>
          </table:table-cell>
          <table:table-cell table:number-columns-repeated="1017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3" table:formula="of:=[.B24]+1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5, 7, 45, 1, 0, 2);">
            <text:p>insert into game_score (id, matchid, squad, goals, points, time_type) values (25, 7, 45, 1, 0, 2);</text:p>
          </table:table-cell>
          <table:table-cell table:number-columns-repeated="1017"/>
        </table:table-row>
        <table:table-row table:style-name="ro2">
          <table:table-cell table:style-name="ce3" table:formula="of:=[.A28]+1" office:value-type="float" office:value="26">
            <text:p>26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6, 7, 45, 0, 0, 1);">
            <text:p>insert into game_score (id, matchid, squad, goals, points, time_type) values (26, 7, 45, 0, 0, 1);</text:p>
          </table:table-cell>
          <table:table-cell table:number-columns-repeated="1017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7, 7, 52, 1, 0, 2);">
            <text:p>insert into game_score (id, matchid, squad, goals, points, time_type) values (27, 7, 52, 1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8, 7, 52, 1, 0, 1);">
            <text:p>insert into game_score (id, matchid, squad, goals, points, time_type) values (28, 7, 52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3" table:formula="of:=[.B29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9, 7, 45, 1, 0, 4);">
            <text:p>insert into game_score (id, matchid, squad, goals, points, time_type) values (29, 7, 45, 1, 0, 4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3" table:formula="of:=[.B30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, 7, 45, 1, 1, 3);">
            <text:p>insert into game_score (id, matchid, squad, goals, points, time_type) values (30, 7, 45, 1, 1, 3);</text:p>
          </table:table-cell>
          <table:table-cell table:number-columns-repeated="1017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3" table:formula="of:=[.B31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, 7, 52, 1, 0, 4);">
            <text:p>insert into game_score (id, matchid, squad, goals, points, time_type) values (31, 7, 52, 1, 0, 4);</text:p>
          </table:table-cell>
          <table:table-cell table:number-columns-repeated="1017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3" table:formula="of:=[.B32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2, 7, 52, 1, 1, 3);">
            <text:p>insert into game_score (id, matchid, squad, goals, points, time_type) values (32, 7, 52, 1, 1, 3);</text:p>
          </table:table-cell>
          <table:table-cell table:number-columns-repeated="1017"/>
        </table:table-row>
        <table:table-row table:style-name="ro2">
          <table:table-cell table:style-name="ce3" table:formula="of:=[.A35]+1" office:value-type="float" office:value="33">
            <text:p>33</text:p>
          </table:table-cell>
          <table:table-cell table:style-name="ce3" table:formula="of:=[.B33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, 7, 45, 4, 0, 7);">
            <text:p>insert into game_score (id, matchid, squad, goals, points, time_type) values (33, 7, 45, 4, 0, 7);</text:p>
          </table:table-cell>
          <table:table-cell table:number-columns-repeated="1017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3" table:formula="of:=[.B34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4, 7, 52, 2, 0, 7);">
            <text:p>insert into game_score (id, matchid, squad, goals, points, time_type) values (34, 7, 52, 2, 0, 7);</text:p>
          </table:table-cell>
          <table:table-cell table:number-columns-repeated="1017"/>
        </table:table-row>
        <table:table-row table:style-name="ro2">
          <table:table-cell table:style-name="ce4" table:formula="of:=[.A37]+1" office:value-type="float" office:value="35">
            <text:p>35</text:p>
          </table:table-cell>
          <table:table-cell table:style-name="ce4" table:formula="of:=[.B28]+1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5, 8, 81, 0, 0, 2);">
            <text:p>insert into game_score (id, matchid, squad, goals, points, time_type) values (35, 8, 81, 0, 0, 2);</text:p>
          </table:table-cell>
          <table:table-cell table:number-columns-repeated="1017"/>
        </table:table-row>
        <table:table-row table:style-name="ro2">
          <table:table-cell table:style-name="ce4" table:formula="of:=[.A38]+1" office:value-type="float" office:value="36">
            <text:p>36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, 8, 81, 0, 0, 1);">
            <text:p>insert into game_score (id, matchid, squad, goals, points, time_type) values (36, 8, 81, 0, 0, 1);</text:p>
          </table:table-cell>
          <table:table-cell table:number-columns-repeated="1017"/>
        </table:table-row>
        <table:table-row table:style-name="ro2">
          <table:table-cell table:style-name="ce4" table:formula="of:=[.A39]+1" office:value-type="float" office:value="37">
            <text:p>37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7, 8, 234, 3, 3, 2);">
            <text:p>insert into game_score (id, matchid, squad, goals, points, time_type) values (37, 8, 234, 3, 3, 2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38">
            <text:p>38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8, 8, 234, 1, 0, 1);">
            <text:p>insert into game_score (id, matchid, squad, goals, points, time_type) values (38, 8, 234, 1, 0, 1);</text:p>
          </table:table-cell>
          <table:table-cell table:number-columns-repeated="1017"/>
        </table:table-row>
        <table:table-row table:style-name="ro2">
          <table:table-cell table:style-name="ce3" table:formula="of:=[.A41]+1" office:value-type="float" office:value="39">
            <text:p>39</text:p>
          </table:table-cell>
          <table:table-cell table:style-name="ce3" table:formula="of:=[.B38]+1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9, 9, 81, 1, 0, 2);">
            <text:p>insert into game_score (id, matchid, squad, goals, points, time_type) values (39, 9, 81, 1, 0, 2);</text:p>
          </table:table-cell>
          <table:table-cell table:number-columns-repeated="1017"/>
        </table:table-row>
        <table:table-row table:style-name="ro2">
          <table:table-cell table:style-name="ce3" table:formula="of:=[.A42]+1" office:value-type="float" office:value="40">
            <text:p>40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0, 9, 81, 0, 0, 1);">
            <text:p>insert into game_score (id, matchid, squad, goals, points, time_type) values (40, 9, 81, 0, 0, 1);</text:p>
          </table:table-cell>
          <table:table-cell table:number-columns-repeated="1017"/>
        </table:table-row>
        <table:table-row table:style-name="ro2">
          <table:table-cell table:style-name="ce3" table:formula="of:=[.A43]+1" office:value-type="float" office:value="41">
            <text:p>41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, 9, 54, 5, 3, 2);">
            <text:p>insert into game_score (id, matchid, squad, goals, points, time_type) values (41, 9, 54, 5, 3, 2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42">
            <text:p>42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, 9, 54, 2, 0, 1);">
            <text:p>insert into game_score (id, matchid, squad, goals, points, time_type) values (42, 9, 54, 2, 0, 1);</text:p>
          </table:table-cell>
          <table:table-cell table:number-columns-repeated="1017"/>
        </table:table-row>
        <table:table-row table:style-name="ro2">
          <table:table-cell table:style-name="ce4" table:formula="of:=[.A45]+1" office:value-type="float" office:value="43">
            <text:p>43</text:p>
          </table:table-cell>
          <table:table-cell table:style-name="ce4" table:formula="of:=[.B42]+1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3, 10, 234, 0, 1, 2);">
            <text:p>insert into game_score (id, matchid, squad, goals, points, time_type) values (43, 10, 234, 0, 1, 2);</text:p>
          </table:table-cell>
          <table:table-cell table:number-columns-repeated="1017"/>
        </table:table-row>
        <table:table-row table:style-name="ro2">
          <table:table-cell table:style-name="ce4" table:formula="of:=[.A46]+1" office:value-type="float" office:value="44">
            <text:p>44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4, 10, 234, 0, 0, 1);">
            <text:p>insert into game_score (id, matchid, squad, goals, points, time_type) values (44, 10, 234, 0, 0, 1);</text:p>
          </table:table-cell>
          <table:table-cell table:number-columns-repeated="1017"/>
        </table:table-row>
        <table:table-row table:style-name="ro2">
          <table:table-cell table:style-name="ce4" table:formula="of:=[.A47]+1" office:value-type="float" office:value="45">
            <text:p>45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5, 10, 54, 0, 1, 2);">
            <text:p>insert into game_score (id, matchid, squad, goals, points, time_type) values (45, 10, 54, 0, 1, 2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46">
            <text:p>46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6, 10, 54, 0, 0, 1);">
            <text:p>insert into game_score (id, matchid, squad, goals, points, time_type) values (46, 10, 54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47">
            <text:p>47</text:p>
          </table:table-cell>
          <table:table-cell table:style-name="ce3" table:formula="of:=[.B46]+1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7, 11, 52, 1, 0, 2);">
            <text:p>insert into game_score (id, matchid, squad, goals, points, time_type) values (47, 11, 52, 1, 0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48">
            <text:p>48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8, 11, 52, 1, 0, 1);">
            <text:p>insert into game_score (id, matchid, squad, goals, points, time_type) values (48, 11, 52, 1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49">
            <text:p>49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, 11, 234, 1, 0, 2);">
            <text:p>insert into game_score (id, matchid, squad, goals, points, time_type) values (49, 11, 234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50">
            <text:p>50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0, 11, 234, 1, 0, 1);">
            <text:p>insert into game_score (id, matchid, squad, goals, points, time_type) values (50, 11, 234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51">
            <text:p>51</text:p>
          </table:table-cell>
          <table:table-cell table:style-name="ce3" table:formula="of:=[.B51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1, 11, 52, 1, 1, 4);">
            <text:p>insert into game_score (id, matchid, squad, goals, points, time_type) values (51, 11, 52, 1, 1, 4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2">
            <text:p>52</text:p>
          </table:table-cell>
          <table:table-cell table:style-name="ce3" table:formula="of:=[.B52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2, 11, 52, 1, 0, 3);">
            <text:p>insert into game_score (id, matchid, squad, goals, points, time_type) values (52, 11, 52, 1, 0, 3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3">
            <text:p>53</text:p>
          </table:table-cell>
          <table:table-cell table:style-name="ce3" table:formula="of:=[.B53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3, 11, 234, 1, 1, 4);">
            <text:p>insert into game_score (id, matchid, squad, goals, points, time_type) values (53, 11, 234, 1, 1, 4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4">
            <text:p>54</text:p>
          </table:table-cell>
          <table:table-cell table:style-name="ce3" table:formula="of:=[.B54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4, 11, 234, 1, 0, 3);">
            <text:p>insert into game_score (id, matchid, squad, goals, points, time_type) values (54, 11, 234, 1, 0, 3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5">
            <text:p>55</text:p>
          </table:table-cell>
          <table:table-cell table:style-name="ce3" table:formula="of:=[.B55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, 11, 52, 5, 0, 7);">
            <text:p>insert into game_score (id, matchid, squad, goals, points, time_type) values (55, 11, 52, 5, 0, 7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56">
            <text:p>56</text:p>
          </table:table-cell>
          <table:table-cell table:style-name="ce3" table:formula="of:=[.B56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6, 11, 234, 4, 0, 7);">
            <text:p>insert into game_score (id, matchid, squad, goals, points, time_type) values (56, 11, 234, 4, 0, 7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7">
            <text:p>57</text:p>
          </table:table-cell>
          <table:table-cell table:style-name="ce4" table:formula="of:=[.B50]+1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, 12, 45, 2, 3, 2);">
            <text:p>insert into game_score (id, matchid, squad, goals, points, time_type) values (57, 12, 45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">
            <text:p>58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, 12, 45, 1, 0, 1);">
            <text:p>insert into game_score (id, matchid, squad, goals, points, time_type) values (58, 12, 45, 1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9">
            <text:p>59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9, 12, 54, 0, 0, 2);">
            <text:p>insert into game_score (id, matchid, squad, goals, points, time_type) values (59, 12, 5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60">
            <text:p>60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0, 12, 54, 0, 0, 1);">
            <text:p>insert into game_score (id, matchid, squad, goals, points, time_type) values (60, 12, 54, 0, 0, 1);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3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5'.A7]+1" office:value-type="float" office:value="13">
            <text:p>13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3, 1997, 'A', 55);">
            <text:p>insert into group_stage (id, tournament, group_code, squad) values (13, 1997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4">
            <text:p>14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4, 1997, 'A', 61);">
            <text:p>insert into group_stage (id, tournament, group_code, squad) values (14, 1997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5">
            <text:p>15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5, 1997, 'A', 52);">
            <text:p>insert into group_stage (id, tournament, group_code, squad) values (15, 1997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6">
            <text:p>16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6, 1997, 'A', 966);">
            <text:p>insert into group_stage (id, tournament, group_code, squad) values (16, 1997, 'A', 966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7">
            <text:p>17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7, 1997, 'B', 598);">
            <text:p>insert into group_stage (id, tournament, group_code, squad) values (17, 1997, 'B', 598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8">
            <text:p>18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420">
            <text:p>42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8, 1997, 'B', 420);">
            <text:p>insert into group_stage (id, tournament, group_code, squad) values (18, 1997, 'B', 42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9">
            <text:p>19</text:p>
          </table:table-cell>
          <table:table-cell table:formula="of:=[.B7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971">
            <text:p>97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9, 1997, 'B', 971);">
            <text:p>insert into group_stage (id, tournament, group_code, squad) values (19, 1997, 'B', 97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0">
            <text:p>20</text:p>
          </table:table-cell>
          <table:table-cell table:formula="of:=[.B8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20, 1997, 'B', 27);">
            <text:p>insert into group_stage (id, tournament, group_code, squad) values (20, 1997, 'B'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5'.A17]+1" office:value-type="float" office:value="13">
            <text:p>13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, '1997-12-12', 2, 966);">
            <text:p>insert into game (matchid, matchdate, game_type, country) values (13, '1997-12-12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4">
            <text:p>14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, '1997-12-12', 2, 966);">
            <text:p>insert into game (matchid, matchdate, game_type, country) values (14, '1997-12-12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5">
            <text:p>15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5, '1997-12-14', 2, 966);">
            <text:p>insert into game (matchid, matchdate, game_type, country) values (15, '1997-12-14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6">
            <text:p>16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, '1997-12-14', 2, 966);">
            <text:p>insert into game (matchid, matchdate, game_type, country) values (16, '1997-12-14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7">
            <text:p>17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5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, '1997-12-16', 2, 966);">
            <text:p>insert into game (matchid, matchdate, game_type, country) values (17, '1997-12-16', 2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8">
            <text:p>18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6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8, '1997-12-16', 2, 966);">
            <text:p>insert into game (matchid, matchdate, game_type, country) values (18, '1997-12-16', 2, 966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9">
            <text:p>19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7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9, '1997-12-13', 2, 966);">
            <text:p>insert into game (matchid, matchdate, game_type, country) values (19, '1997-12-13', 2, 966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20">
            <text:p>20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8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20, '1997-12-13', 2, 966);">
            <text:p>insert into game (matchid, matchdate, game_type, country) values (20, '1997-12-13', 2, 966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1">
            <text:p>21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19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1, '1997-12-15', 2, 966);">
            <text:p>insert into game (matchid, matchdate, game_type, country) values (21, '1997-12-15', 2, 966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2">
            <text:p>22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, '1997-12-15', 2, 966);">
            <text:p>insert into game (matchid, matchdate, game_type, country) values (22, '1997-12-15', 2, 966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3">
            <text:p>23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3, '1997-12-17', 2, 966);">
            <text:p>insert into game (matchid, matchdate, game_type, country) values (23, '1997-12-17', 2, 966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4">
            <text:p>24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4, '1997-12-17', 2, 966);">
            <text:p>insert into game (matchid, matchdate, game_type, country) values (24, '1997-12-17', 2, 96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5">
            <text:p>25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3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5, '1997-12-19', 4, 966);">
            <text:p>insert into game (matchid, matchdate, game_type, country) values (25, '1997-12-19', 4, 96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6">
            <text:p>26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4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6, '1997-12-19', 4, 966);">
            <text:p>insert into game (matchid, matchdate, game_type, country) values (26, '1997-12-19', 4, 96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7">
            <text:p>27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5">
            <text:p>5</text:p>
          </table:table-cell>
          <table:table-cell table:formula="of:=[.D25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7, '1997-12-21', 5, 966);">
            <text:p>insert into game (matchid, matchdate, game_type, country) values (27, '1997-12-21', 5, 96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8">
            <text:p>28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6">
            <text:p>6</text:p>
          </table:table-cell>
          <table:table-cell table:formula="of:=[.D26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8, '1997-12-21', 6, 966);">
            <text:p>insert into game (matchid, matchdate, game_type, country) values (28, '1997-12-21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5'.A63]+ 1" office:value-type="float" office:value="61">
            <text:p>61</text:p>
          </table:table-cell>
          <table:table-cell table:style-name="ce3" table:formula="of:=[.A12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1, 13, 966, 0, 0, 2);">
            <text:p>insert into game_score (id, matchid, squad, goals, points, time_type) values (61, 13, 966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62">
            <text:p>62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2, 13, 966, 0, 0, 1);">
            <text:p>insert into game_score (id, matchid, squad, goals, points, time_type) values (62, 13, 966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63">
            <text:p>63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3, 13, 55, 3, 3, 2);">
            <text:p>insert into game_score (id, matchid, squad, goals, points, time_type) values (63, 13, 55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64">
            <text:p>64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, 13, 55, 0, 0, 1);">
            <text:p>insert into game_score (id, matchid, squad, goals, points, time_type) values (64, 13, 55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65">
            <text:p>65</text:p>
          </table:table-cell>
          <table:table-cell table:style-name="ce4" table:formula="of:=[.B30]+1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, 14, 52, 1, 0, 2);">
            <text:p>insert into game_score (id, matchid, squad, goals, points, time_type) values (65, 14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66">
            <text:p>66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6, 14, 52, 0, 0, 1);">
            <text:p>insert into game_score (id, matchid, squad, goals, points, time_type) values (66, 14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67">
            <text:p>67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7, 14, 61, 3, 3, 2);">
            <text:p>insert into game_score (id, matchid, squad, goals, points, time_type) values (67, 14, 61, 3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68">
            <text:p>68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8, 14, 61, 1, 0, 1);">
            <text:p>insert into game_score (id, matchid, squad, goals, points, time_type) values (68, 14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69">
            <text:p>69</text:p>
          </table:table-cell>
          <table:table-cell table:style-name="ce3" table:formula="of:=[.B34]+1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9, 15, 966, 0, 0, 2);">
            <text:p>insert into game_score (id, matchid, squad, goals, points, time_type) values (69, 15, 966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70">
            <text:p>70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, 15, 966, 0, 0, 1);">
            <text:p>insert into game_score (id, matchid, squad, goals, points, time_type) values (70, 15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71">
            <text:p>71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1, 15, 52, 5, 3, 2);">
            <text:p>insert into game_score (id, matchid, squad, goals, points, time_type) values (71, 15, 52, 5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72">
            <text:p>72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2, 15, 52, 1, 0, 1);">
            <text:p>insert into game_score (id, matchid, squad, goals, points, time_type) values (72, 15, 52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73">
            <text:p>73</text:p>
          </table:table-cell>
          <table:table-cell table:style-name="ce4" table:formula="of:=[.B38]+1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3, 16, 61, 0, 1, 2);">
            <text:p>insert into game_score (id, matchid, squad, goals, points, time_type) values (73, 16, 61, 0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74">
            <text:p>74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4, 16, 61, 0, 0, 1);">
            <text:p>insert into game_score (id, matchid, squad, goals, points, time_type) values (74, 16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75">
            <text:p>75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5, 16, 55, 0, 1, 2);">
            <text:p>insert into game_score (id, matchid, squad, goals, points, time_type) values (75, 16, 55, 0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76">
            <text:p>76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6, 16, 55, 0, 0, 1);">
            <text:p>insert into game_score (id, matchid, squad, goals, points, time_type) values (76, 16, 55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77">
            <text:p>77</text:p>
          </table:table-cell>
          <table:table-cell table:style-name="ce3" table:formula="of:=[.B42]+1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7, 17, 966, 1, 3, 2);">
            <text:p>insert into game_score (id, matchid, squad, goals, points, time_type) values (77, 17, 966, 1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78">
            <text:p>78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8, 17, 966, 1, 0, 1);">
            <text:p>insert into game_score (id, matchid, squad, goals, points, time_type) values (78, 17, 966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79">
            <text:p>79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9, 17, 61, 0, 0, 2);">
            <text:p>insert into game_score (id, matchid, squad, goals, points, time_type) values (79, 17, 61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80">
            <text:p>80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80, 17, 61, 0, 0, 1);">
            <text:p>insert into game_score (id, matchid, squad, goals, points, time_type) values (80, 17, 61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81">
            <text:p>81</text:p>
          </table:table-cell>
          <table:table-cell table:style-name="ce4" table:formula="of:=[.B46]+1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81, 18, 55, 3, 0, 2);">
            <text:p>insert into game_score (id, matchid, squad, goals, points, time_type) values (81, 18, 55, 3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82">
            <text:p>82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82, 18, 55, 1, 0, 1);">
            <text:p>insert into game_score (id, matchid, squad, goals, points, time_type) values (82, 18, 55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83">
            <text:p>83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83, 18, 52, 2, 0, 2);">
            <text:p>insert into game_score (id, matchid, squad, goals, points, time_type) values (83, 18, 52, 2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84">
            <text:p>84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84, 18, 52, 0, 0, 1);">
            <text:p>insert into game_score (id, matchid, squad, goals, points, time_type) values (84, 18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85">
            <text:p>85</text:p>
          </table:table-cell>
          <table:table-cell table:style-name="ce3" table:formula="of:=[.B50]+1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5, 19, 971, 0, 0, 2);">
            <text:p>insert into game_score (id, matchid, squad, goals, points, time_type) values (85, 19, 971, 0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86">
            <text:p>86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6, 19, 971, 0, 0, 1);">
            <text:p>insert into game_score (id, matchid, squad, goals, points, time_type) values (86, 19, 971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87">
            <text:p>87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7, 19, 598, 2, 3, 2);">
            <text:p>insert into game_score (id, matchid, squad, goals, points, time_type) values (87, 19, 598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88">
            <text:p>88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8, 19, 598, 0, 0, 1);">
            <text:p>insert into game_score (id, matchid, squad, goals, points, time_type) values (88, 19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9">
            <text:p>89</text:p>
          </table:table-cell>
          <table:table-cell table:style-name="ce4" table:formula="of:=[.B54]+1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9, 20, 27, 2, 1, 2);">
            <text:p>insert into game_score (id, matchid, squad, goals, points, time_type) values (89, 20, 27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90">
            <text:p>90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0, 20, 27, 1, 0, 1);">
            <text:p>insert into game_score (id, matchid, squad, goals, points, time_type) values (90, 20, 27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91">
            <text:p>91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1, 20, 420, 2, 1, 2);">
            <text:p>insert into game_score (id, matchid, squad, goals, points, time_type) values (91, 20, 420, 2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92">
            <text:p>92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2, 20, 420, 2, 0, 1);">
            <text:p>insert into game_score (id, matchid, squad, goals, points, time_type) values (92, 20, 420, 2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93">
            <text:p>93</text:p>
          </table:table-cell>
          <table:table-cell table:style-name="ce3" table:formula="of:=[.B58]+1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3, 21, 971, 1, 3, 2);">
            <text:p>insert into game_score (id, matchid, squad, goals, points, time_type) values (93, 21, 971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94">
            <text:p>94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4, 21, 971, 1, 0, 1);">
            <text:p>insert into game_score (id, matchid, squad, goals, points, time_type) values (94, 21, 971, 1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95">
            <text:p>95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5, 21, 27, 0, 0, 2);">
            <text:p>insert into game_score (id, matchid, squad, goals, points, time_type) values (95, 21, 27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96">
            <text:p>96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6, 21, 27, 0, 0, 1);">
            <text:p>insert into game_score (id, matchid, squad, goals, points, time_type) values (96, 21, 27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97">
            <text:p>97</text:p>
          </table:table-cell>
          <table:table-cell table:style-name="ce4" table:formula="of:=[.B62]+1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7, 22, 420, 1, 0, 2);">
            <text:p>insert into game_score (id, matchid, squad, goals, points, time_type) values (97, 22, 420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98">
            <text:p>98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, 22, 420, 0, 0, 1);">
            <text:p>insert into game_score (id, matchid, squad, goals, points, time_type) values (98, 22, 420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99">
            <text:p>99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, 22, 598, 2, 3, 2);">
            <text:p>insert into game_score (id, matchid, squad, goals, points, time_type) values (99, 22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00">
            <text:p>100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00, 22, 598, 1, 0, 1);">
            <text:p>insert into game_score (id, matchid, squad, goals, points, time_type) values (100, 22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01">
            <text:p>101</text:p>
          </table:table-cell>
          <table:table-cell table:style-name="ce3" table:formula="of:=[.B66]+1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01, 23, 971, 1, 0, 2);">
            <text:p>insert into game_score (id, matchid, squad, goals, points, time_type) values (101, 23, 971, 1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02">
            <text:p>102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02, 23, 971, 0, 0, 1);">
            <text:p>insert into game_score (id, matchid, squad, goals, points, time_type) values (102, 23, 971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03">
            <text:p>103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03, 23, 420, 6, 3, 2);">
            <text:p>insert into game_score (id, matchid, squad, goals, points, time_type) values (103, 23, 420, 6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04">
            <text:p>104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04, 23, 420, 4, 0, 1);">
            <text:p>insert into game_score (id, matchid, squad, goals, points, time_type) values (104, 23, 420, 4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05">
            <text:p>105</text:p>
          </table:table-cell>
          <table:table-cell table:style-name="ce4" table:formula="of:=[.B70]+1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05, 24, 598, 4, 3, 2);">
            <text:p>insert into game_score (id, matchid, squad, goals, points, time_type) values (105, 24, 598, 4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06">
            <text:p>106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06, 24, 598, 2, 0, 1);">
            <text:p>insert into game_score (id, matchid, squad, goals, points, time_type) values (106, 24, 598, 2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07">
            <text:p>107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07, 24, 27, 3, 0, 2);">
            <text:p>insert into game_score (id, matchid, squad, goals, points, time_type) values (107, 24, 27, 3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08">
            <text:p>108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08, 24, 27, 1, 0, 1);">
            <text:p>insert into game_score (id, matchid, squad, goals, points, time_type) values (108, 24, 27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09">
            <text:p>109</text:p>
          </table:table-cell>
          <table:table-cell table:style-name="ce3" table:formula="of:=[.B74]+1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9, 25, 55, 2, 3, 2);">
            <text:p>insert into game_score (id, matchid, squad, goals, points, time_type) values (109, 25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10">
            <text:p>110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0, 25, 55, 0, 0, 1);">
            <text:p>insert into game_score (id, matchid, squad, goals, points, time_type) values (110, 25, 55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11">
            <text:p>111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1, 25, 420, 0, 0, 2);">
            <text:p>insert into game_score (id, matchid, squad, goals, points, time_type) values (111, 25, 420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12">
            <text:p>112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2, 25, 420, 0, 0, 1);">
            <text:p>insert into game_score (id, matchid, squad, goals, points, time_type) values (112, 25, 420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13">
            <text:p>113</text:p>
          </table:table-cell>
          <table:table-cell table:style-name="ce4" table:formula="of:=[.B78]+1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3, 26, 598, 0, 0, 2);">
            <text:p>insert into game_score (id, matchid, squad, goals, points, time_type) values (113, 26, 598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14">
            <text:p>114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4, 26, 598, 0, 0, 1);">
            <text:p>insert into game_score (id, matchid, squad, goals, points, time_type) values (114, 26, 598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15">
            <text:p>115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5, 26, 61, 0, 0, 2);">
            <text:p>insert into game_score (id, matchid, squad, goals, points, time_type) values (115, 26, 61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16">
            <text:p>116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6, 26, 61, 0, 0, 1);">
            <text:p>insert into game_score (id, matchid, squad, goals, points, time_type) values (116, 26, 61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17">
            <text:p>117</text:p>
          </table:table-cell>
          <table:table-cell table:style-name="ce4" table:formula="of:=[.B83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7, 26, 598, 0, 0, 4);">
            <text:p>insert into game_score (id, matchid, squad, goals, points, time_type) values (117, 26, 598, 0, 0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18">
            <text:p>118</text:p>
          </table:table-cell>
          <table:table-cell table:style-name="ce4" table:formula="of:=[.B84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8, 26, 598, 0, 0, 3);">
            <text:p>insert into game_score (id, matchid, squad, goals, points, time_type) values (118, 26, 598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19">
            <text:p>119</text:p>
          </table:table-cell>
          <table:table-cell table:style-name="ce4" table:formula="of:=[.B85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9, 26, 61, 1, 3, 4);">
            <text:p>insert into game_score (id, matchid, squad, goals, points, time_type) values (119, 26, 61, 1, 3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20">
            <text:p>120</text:p>
          </table:table-cell>
          <table:table-cell table:style-name="ce4" table:formula="of:=[.B86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0, 26, 61, 1, 0, 3);">
            <text:p>insert into game_score (id, matchid, squad, goals, points, time_type) values (120, 26, 61, 1, 0, 3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21">
            <text:p>121</text:p>
          </table:table-cell>
          <table:table-cell table:style-name="ce3" table:formula="of:=[.B82]+1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21, 27, 420, 1, 3, 2);">
            <text:p>insert into game_score (id, matchid, squad, goals, points, time_type) values (121, 27, 420, 1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22">
            <text:p>122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22, 27, 420, 0, 0, 1);">
            <text:p>insert into game_score (id, matchid, squad, goals, points, time_type) values (122, 27, 420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23">
            <text:p>123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23, 27, 598, 0, 0, 2);">
            <text:p>insert into game_score (id, matchid, squad, goals, points, time_type) values (123, 27, 598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24">
            <text:p>124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24, 27, 598, 0, 0, 1);">
            <text:p>insert into game_score (id, matchid, squad, goals, points, time_type) values (124, 27, 598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25">
            <text:p>125</text:p>
          </table:table-cell>
          <table:table-cell table:style-name="ce4" table:formula="of:=[.B90]+1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25, 28, 55, 6, 3, 2);">
            <text:p>insert into game_score (id, matchid, squad, goals, points, time_type) values (125, 28, 55, 6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26">
            <text:p>126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26, 28, 55, 3, 0, 1);">
            <text:p>insert into game_score (id, matchid, squad, goals, points, time_type) values (126, 28, 55, 3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27">
            <text:p>127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27, 28, 61, 0, 0, 2);">
            <text:p>insert into game_score (id, matchid, squad, goals, points, time_type) values (127, 28, 61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28">
            <text:p>128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28, 28, 61, 0, 0, 1);">
            <text:p>insert into game_score (id, matchid, squad, goals, points, time_type) values (128, 28, 61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2/05/2017</text:date>, <text:time>23:3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02T23:36:16</dc:date>
    <dc:creator>Esdras Salazar</dc:creator>
    <meta:editing-duration>P1DT13H54M33S</meta:editing-duration>
    <meta:editing-cycles>417</meta:editing-cycles>
    <meta:document-statistic meta:table-count="3" meta:cell-count="2433" meta:object-count="0"/>
  </office:meta>
</office:document-meta>
</file>